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87e78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officeooo:paragraph-rsid="0042d51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officeooo:paragraph-rsid="00a644fb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4" fo:font-size="10.5pt" fo:language="nl" fo:country="NL" fo:font-style="normal" fo:font-weight="normal" officeooo:paragraph-rsid="005fd1f2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4" fo:font-size="10.5pt" fo:language="nl" fo:country="NL" fo:font-style="normal" style:text-underline-style="none" fo:font-weight="normal" officeooo:paragraph-rsid="0026b26d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42d515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94fe80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9673bc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a644f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a841f5"/>
    </style:style>
    <style:style style:name="P1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042d515"/>
    </style:style>
    <style:style style:name="P1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officeooo:paragraph-rsid="0072a331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officeooo:paragraph-rsid="005fd1f2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officeooo:paragraph-rsid="004db7a2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officeooo:rsid="00611842" officeooo:paragraph-rsid="00611842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officeooo:rsid="00550902" officeooo:paragraph-rsid="00744541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officeooo:paragraph-rsid="00946607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officeooo:paragraph-rsid="005fd1f2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officeooo:paragraph-rsid="0026b26d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officeooo:paragraph-rsid="0087e78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officeooo:paragraph-rsid="00612c2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officeooo:rsid="003b1697" officeooo:paragraph-rsid="003cfb6d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officeooo:rsid="0068c073" officeooo:paragraph-rsid="0087e783" fo:background-color="transparent" style:font-name-asian="Times New Roman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ad851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68c07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6c44c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87e78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06c44c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090edb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0c2a03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067b2d4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03f0af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0695ba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087e78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03a661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05d12a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Bitstream Vera Sans" style:font-size-complex="10pt" style:language-complex="ar" style:country-complex="SA" style:font-style-complex="normal" style:font-weight-complex="normal"/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4" fo:font-size="10.5pt" fo:language="nl" fo:country="NL" fo:font-style="normal" style:text-underline-style="none" fo:font-weight="normal" officeooo:rsid="0068c073" officeooo:paragraph-rsid="0087e783" fo:background-color="transparent" style:font-name-asian="Times New Roman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officeooo:paragraph-rsid="0029213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officeooo:paragraph-rsid="0020aec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officeooo:paragraph-rsid="0072a33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officeooo:paragraph-rsid="00ad2a7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officeooo:paragraph-rsid="0062afa4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language="nl" fo:country="NL" fo:font-style="normal" style:text-underline-style="none" fo:font-weight="normal" style:font-style-asian="normal" style:font-weight-asian="normal" style:font-style-complex="normal" style:font-weight-complex="normal"/>
    </style:style>
    <style:style style:name="P5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5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611842"/>
    </style:style>
    <style:style style:name="P5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612c20"/>
    </style:style>
    <style:style style:name="P5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3e5bc8"/>
    </style:style>
    <style:style style:name="P5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Bitstream Vera Sans" fo:font-size="10pt" officeooo:paragraph-rsid="0026b26d" style:font-size-asian="10pt" style:font-name-complex="Bitstream Vera Sans" style:font-size-complex="10pt"/>
    </style:style>
    <style:style style:name="P60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4" fo:font-size="10.5pt" fo:language="nl" fo:country="NL" fo:font-style="normal" fo:font-weight="normal" officeooo:paragraph-rsid="005fd1f2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61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4" fo:font-size="10.5pt" fo:language="nl" fo:country="NL" fo:font-style="normal" style:text-underline-style="none" fo:font-weight="normal" officeooo:paragraph-rsid="0026b26d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62" style:family="paragraph" style:parent-style-name="Standard" style:list-style-name="L2"/>
    <style:style style:name="P63" style:family="paragraph" style:parent-style-name="Standard" style:list-style-name="L2">
      <style:text-properties officeooo:paragraph-rsid="00c1679d"/>
    </style:style>
    <style:style style:name="P64" style:family="paragraph" style:parent-style-name="Standard" style:list-style-name="L2">
      <style:text-properties officeooo:paragraph-rsid="00612c20"/>
    </style:style>
    <style:style style:name="P65" style:family="paragraph" style:parent-style-name="Standard" style:list-style-name="L2">
      <style:text-properties officeooo:paragraph-rsid="00c5091d"/>
    </style:style>
    <style:style style:name="P66" style:family="paragraph" style:parent-style-name="Standard" style:list-style-name="L2">
      <style:text-properties officeooo:paragraph-rsid="0087e783"/>
    </style:style>
    <style:style style:name="P67" style:family="paragraph" style:parent-style-name="Standard" style:list-style-name="L2">
      <style:text-properties officeooo:paragraph-rsid="00bcee03"/>
    </style:style>
    <style:style style:name="P68" style:family="paragraph" style:parent-style-name="Standard" style:list-style-name="L2">
      <style:text-properties officeooo:paragraph-rsid="00bd7ec0"/>
    </style:style>
    <style:style style:name="P69" style:family="paragraph" style:parent-style-name="Standard" style:list-style-name="L2">
      <style:text-properties officeooo:paragraph-rsid="005de426"/>
    </style:style>
    <style:style style:name="P70" style:family="paragraph" style:parent-style-name="Standard" style:list-style-name="L2">
      <style:text-properties fo:color="#000000" fo:font-style="normal" style:font-style-asian="normal" style:font-style-complex="normal"/>
    </style:style>
    <style:style style:name="P71" style:family="paragraph" style:parent-style-name="Standard" style:list-style-name="L2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2" style:family="paragraph" style:parent-style-name="Standard" style:list-style-name="L2">
      <style:text-properties fo:color="#000000" style:font-name="Ubuntu4" fo:font-size="10.5pt" style:font-size-asian="10.5pt" style:font-size-complex="10.5pt"/>
    </style:style>
    <style:style style:name="P73" style:family="paragraph" style:parent-style-name="Standard" style:list-style-name="L2">
      <style:text-properties fo:color="#000000" style:font-name="Ubuntu4" fo:font-size="10.5pt" fo:font-style="normal" style:font-size-asian="10.5pt" style:font-style-asian="normal" style:font-size-complex="10.5pt" style:font-style-complex="normal"/>
    </style:style>
    <style:style style:name="P74" style:family="paragraph" style:parent-style-name="Standard" style:list-style-name="L2">
      <style:text-properties fo:color="#000000" style:text-line-through-style="none" style:font-name="Bitstream Vera Sans" fo:language="nl" fo:country="NL" fo:font-weight="normal" fo:background-color="transparent" style:language-asian="nl" style:country-asian="NL" style:font-weight-asian="normal" style:font-weight-complex="normal"/>
    </style:style>
    <style:style style:name="P75" style:family="paragraph" style:parent-style-name="Standard" style:list-style-name="L2">
      <style:text-properties fo:color="#000000" style:text-line-through-style="none" fo:language="nl" fo:country="NL" fo:font-weight="normal" officeooo:paragraph-rsid="00c2a09e" fo:background-color="transparent" style:language-asian="nl" style:country-asian="NL" style:font-weight-asian="normal" style:font-weight-complex="normal"/>
    </style:style>
    <style:style style:name="P76" style:family="paragraph" style:parent-style-name="Standard" style:list-style-name="L2">
      <style:text-properties fo:color="#000000" style:text-line-through-style="none" style:font-name="Ubuntu4" fo:font-size="10.5pt" fo:language="nl" fo:country="NL" fo:font-style="normal" style:text-underline-style="none" fo:font-weight="normal" officeooo:paragraph-rsid="00c5091d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7" style:family="paragraph" style:parent-style-name="Standard" style:list-style-name="L2">
      <style:text-properties fo:font-style="normal" style:font-style-asian="normal" style:font-style-complex="normal"/>
    </style:style>
    <style:style style:name="P78" style:family="paragraph" style:parent-style-name="Standard" style:list-style-name="L3">
      <style:text-properties style:font-name="Bitstream Vera Sans" fo:font-size="10pt" fo:language="nl" fo:country="NL" fo:background-color="transparent" style:font-size-asian="10pt" style:language-asian="nl" style:country-asian="NL" style:font-name-complex="Bitstream Vera Sans" style:font-size-complex="10pt"/>
    </style:style>
    <style:style style:name="P79" style:family="paragraph" style:parent-style-name="Standard" style:list-style-name="L2">
      <style:paragraph-properties fo:break-before="page"/>
      <style:text-properties officeooo:paragraph-rsid="00612c20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037eba3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3" style:family="text">
      <style:text-properties fo:language="nl" fo:country="NL" officeooo:rsid="0037eba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4" style:family="text">
      <style:text-properties fo:language="nl" fo:country="NL" officeooo:rsid="0020aec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5" style:family="text">
      <style:text-properties fo:language="nl" fo:country="NL" fo:background-color="transparent" style:font-size-asian="10.5pt" style:language-asian="nl" style:country-asian="NL" style:font-name-complex="Bitstream Vera Sans" style:font-size-complex="10.5pt"/>
    </style:style>
    <style:style style:name="T6" style:family="text">
      <style:text-properties fo:language="nl" fo:country="NL" officeooo:rsid="004536c1" fo:background-color="transparent" style:font-size-asian="10.5pt" style:language-asian="nl" style:country-asian="NL" style:font-name-complex="Bitstream Vera Sans" style:font-size-complex="10.5pt"/>
    </style:style>
    <style:style style:name="T7" style:family="text">
      <style:text-properties fo:language="nl" fo:country="NL" officeooo:rsid="0047a852" fo:background-color="transparent" style:font-size-asian="10.5pt" style:language-asian="nl" style:country-asian="NL" style:font-name-complex="Bitstream Vera Sans" style:font-size-complex="10.5pt"/>
    </style:style>
    <style:style style:name="T8" style:family="text">
      <style:text-properties fo:language="nl" fo:country="NL" officeooo:rsid="004854a7" fo:background-color="transparent" style:font-size-asian="10.5pt" style:language-asian="nl" style:country-asian="NL" style:font-name-complex="Bitstream Vera Sans" style:font-size-complex="10.5pt"/>
    </style:style>
    <style:style style:name="T9" style:family="text">
      <style:text-properties fo:language="nl" fo:country="NL" officeooo:rsid="004536c1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10" style:family="text">
      <style:text-properties fo:language="nl" fo:country="NL" officeooo:rsid="0046137a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11" style:family="text">
      <style:text-properties fo:color="#000000" style:text-line-through-style="none" style:font-name="Ubuntu4" fo:font-size="10.5pt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12" style:family="text">
      <style:text-properties fo:color="#000000" style:text-line-through-style="none" style:font-name="Ubuntu4" fo:font-size="10.5pt" fo:language="nl" fo:country="NL" fo:font-style="normal" style:text-underline-style="none" officeooo:rsid="002c44b0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13" style:family="text">
      <style:text-properties fo:color="#000000" style:text-line-through-style="none" style:font-name="Ubuntu4" fo:font-size="10.5pt" fo:language="nl" fo:country="NL" fo:font-style="normal" style:text-underline-style="none" officeooo:rsid="0020aec0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14" style:family="text">
      <style:text-properties fo:color="#000000" style:text-line-through-style="none" style:font-name="Ubuntu4" fo:font-size="10.5pt" fo:language="nl" fo:country="NL" fo:font-style="normal" style:text-underline-style="none" officeooo:rsid="002cbb9c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15" style:family="text">
      <style:text-properties fo:color="#000000" style:text-line-through-style="none" style:font-name="Ubuntu4" fo:font-size="10.5pt" fo:language="nl" fo:country="NL" fo:font-style="normal" style:text-underline-style="none" officeooo:rsid="002e2d98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16" style:family="text">
      <style:text-properties fo:color="#000000" style:text-line-through-style="none" style:font-name="Ubuntu4" fo:font-size="10.5pt" fo:language="nl" fo:country="NL" fo:font-style="normal" style:text-underline-style="none" officeooo:rsid="0022713d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17" style:family="text">
      <style:text-properties fo:color="#000000" style:text-line-through-style="none" style:font-name="Ubuntu4" fo:font-size="10.5pt" fo:language="nl" fo:country="NL" fo:font-style="normal" style:text-underline-style="none" officeooo:rsid="002fe3b6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18" style:family="text">
      <style:text-properties fo:color="#000000" style:text-line-through-style="none" style:font-name="Ubuntu4" fo:font-size="10.5pt" fo:language="nl" fo:country="NL" fo:font-style="normal" style:text-underline-style="none" officeooo:rsid="0030e9e6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19" style:family="text">
      <style:text-properties fo:color="#000000" style:text-line-through-style="none" style:font-name="Ubuntu4" fo:font-size="10.5pt" fo:language="nl" fo:country="NL" fo:font-style="normal" style:text-underline-style="none" officeooo:rsid="009ad10f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20" style:family="text">
      <style:text-properties fo:color="#000000" style:text-line-through-style="none" style:font-name="Ubuntu4" fo:font-size="10.5pt" fo:language="nl" fo:country="NL" fo:font-style="normal" style:text-underline-style="none" fo:background-color="transparent" style:font-name-asian="DejaVu Sans1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21" style:family="text">
      <style:text-properties fo:color="#000000" style:text-line-through-style="none" style:font-name="Ubuntu4" fo:font-size="10.5pt" fo:language="nl" fo:country="NL" fo:font-style="normal" style:text-underline-style="none" fo:font-weight="bold" fo:background-color="transparent" style:font-size-asian="10.5pt" style:language-asian="nl" style:country-asian="NL" style:font-style-asian="normal" style:font-weight-asian="bold" style:font-name-complex="Bitstream Vera Sans" style:font-size-complex="10.5pt" style:font-style-complex="normal" style:font-weight-complex="bold"/>
    </style:style>
    <style:style style:name="T22" style:family="text">
      <style:text-properties fo:color="#000000" style:text-line-through-style="none" style:font-name="Ubuntu4" fo:font-size="10.5pt" fo:language="nl" fo:country="NL" fo:font-style="normal" style:text-underline-style="none" fo:font-weight="bold" style:font-size-asian="10.5pt" style:language-asian="nl" style:country-asian="NL" style:font-style-asian="normal" style:font-weight-asian="bold" style:font-name-complex="Bitstream Vera Sans" style:font-size-complex="10.5pt" style:font-style-complex="normal" style:font-weight-complex="bold"/>
    </style:style>
    <style:style style:name="T23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24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612c2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25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2c44b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26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20aec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27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2cbb9c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28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30e9e6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29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2e2d98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0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2fe3b6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1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22713d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2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9ad10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3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9d424b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4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c7c50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5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c63ba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6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c78a5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7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c7e6f4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8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bd7ec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9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294844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40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41" style:family="text">
      <style:text-properties fo:color="#000000" style:text-line-through-style="none" style:font-name="Ubuntu4" fo:font-size="10.5pt" fo:language="nl" fo:country="NL" fo:font-style="normal" style:text-underline-style="none" fo:font-weight="normal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42" style:family="text">
      <style:text-properties fo:color="#000000" style:text-line-through-style="none" style:font-name="Ubuntu4" fo:font-size="10.5pt" fo:language="nl" fo:country="NL" style:text-underline-style="none" officeooo:rsid="002cbb9c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43" style:family="text">
      <style:text-properties fo:color="#000000" style:text-line-through-style="none" style:font-name="Ubuntu4" fo:font-size="10.5pt" fo:font-weight="normal" officeooo:rsid="0020aec0" style:font-size-asian="10.5pt" style:font-weight-asian="normal" style:font-size-complex="10.5pt" style:font-weight-complex="normal"/>
    </style:style>
    <style:style style:name="T44" style:family="text">
      <style:text-properties fo:color="#000000" style:text-line-through-style="none" style:font-name="Ubuntu4" fo:font-size="10.5pt" style:text-underline-style="none" style:font-size-asian="10.5pt" style:font-size-complex="10.5pt"/>
    </style:style>
    <style:style style:name="T45" style:family="text">
      <style:text-properties fo:color="#000000" style:text-line-through-style="none" style:font-name="Ubuntu4" fo:font-size="10.5pt" style:text-underline-style="none" officeooo:rsid="004cca3e" style:font-size-asian="10.5pt" style:font-size-complex="10.5pt"/>
    </style:style>
    <style:style style:name="T46" style:family="text">
      <style:text-properties fo:color="#000000" style:text-line-through-style="none" style:font-name="Ubuntu4" fo:font-size="10.5pt" style:text-underline-style="none" officeooo:rsid="004db7a2" style:font-size-asian="10.5pt" style:font-size-complex="10.5pt"/>
    </style:style>
    <style:style style:name="T47" style:family="text">
      <style:text-properties fo:color="#000000" style:text-line-through-style="none" style:font-name="Ubuntu4" fo:font-size="10.5pt" style:text-underline-style="none" officeooo:rsid="004f939e" style:font-size-asian="10.5pt" style:font-size-complex="10.5pt"/>
    </style:style>
    <style:style style:name="T48" style:family="text">
      <style:text-properties fo:color="#000000" style:text-line-through-style="none" style:font-name="Ubuntu4" fo:font-size="10.5pt" style:text-underline-style="none" officeooo:rsid="00774e3a" style:font-size-asian="10.5pt" style:font-size-complex="10.5pt"/>
    </style:style>
    <style:style style:name="T49" style:family="text">
      <style:text-properties fo:color="#000000" style:text-line-through-style="none" style:font-name="Ubuntu4" fo:font-size="10.5pt" style:text-underline-style="none" officeooo:rsid="006ebe59" style:font-size-asian="10.5pt" style:font-size-complex="10.5pt"/>
    </style:style>
    <style:style style:name="T50" style:family="text">
      <style:text-properties fo:color="#000000" style:text-line-through-style="none" style:font-name="Ubuntu4" fo:font-size="10.5pt" style:text-underline-style="none" officeooo:rsid="0070617d" style:font-size-asian="10.5pt" style:font-size-complex="10.5pt"/>
    </style:style>
    <style:style style:name="T51" style:family="text">
      <style:text-properties fo:color="#000000" style:text-line-through-style="none" style:font-name="Ubuntu4" fo:font-size="10.5pt" style:text-underline-style="none" officeooo:rsid="00ad2a7a" style:font-size-asian="10.5pt" style:font-size-complex="10.5pt"/>
    </style:style>
    <style:style style:name="T52" style:family="text">
      <style:text-properties fo:color="#000000" style:text-line-through-style="none" style:font-name="Ubuntu4" fo:font-size="10.5pt" style:text-underline-style="none" fo:font-weight="normal" style:font-size-asian="10.5pt" style:font-weight-asian="normal" style:font-size-complex="10.5pt" style:font-weight-complex="normal"/>
    </style:style>
    <style:style style:name="T53" style:family="text">
      <style:text-properties fo:color="#000000" style:text-line-through-style="none" fo:language="nl" fo:country="NL" fo:font-style="normal" fo:font-weight="normal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54" style:family="text">
      <style:text-properties fo:color="#000000" style:text-line-through-style="none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55" style:family="text">
      <style:text-properties fo:color="#000000" style:text-line-through-style="none" fo:language="nl" fo:country="NL" fo:font-style="normal" fo:font-weight="normal" officeooo:rsid="009ad10f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56" style:family="text">
      <style:text-properties fo:color="#000000" style:text-line-through-style="none" fo:language="nl" fo:country="NL" fo:font-style="normal" style:text-underline-style="none" officeooo:rsid="009ad10f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57" style:family="text">
      <style:text-properties fo:color="#000000" style:text-line-through-style="none" fo:language="nl" fo:country="NL" fo:font-style="normal" style:text-underline-style="none" officeooo:rsid="002e2d98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58" style:family="text">
      <style:text-properties fo:color="#000000" style:text-line-through-style="none" fo:language="nl" fo:country="NL" fo:font-style="normal" style:text-underline-style="none" officeooo:rsid="00c7c50f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59" style:family="text">
      <style:text-properties fo:color="#000000" style:text-line-through-style="none" fo:language="nl" fo:country="NL" fo:font-style="normal" style:text-underline-style="none" officeooo:rsid="00c7e6f4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60" style:family="text">
      <style:text-properties fo:color="#000000" style:text-line-through-style="none" fo:language="nl" fo:country="NL" fo:font-style="normal" style:text-underline-style="none" officeooo:rsid="00bd7ec0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61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294844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62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20aec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63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c7c50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64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c63ba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65" style:family="text">
      <style:text-properties fo:color="#000000" style:font-name="Ubuntu4" fo:font-size="10.5pt" fo:language="nl" fo:country="NL" fo:background-color="transparent" style:font-size-asian="10.5pt" style:language-asian="nl" style:country-asian="NL" style:font-name-complex="Bitstream Vera Sans" style:font-size-complex="10.5pt"/>
    </style:style>
    <style:style style:name="T66" style:family="text">
      <style:text-properties fo:color="#000000" style:font-name="Ubuntu4" fo:font-size="10.5pt" fo:language="nl" fo:country="NL" officeooo:rsid="004536c1" fo:background-color="transparent" style:font-size-asian="10.5pt" style:language-asian="nl" style:country-asian="NL" style:font-name-complex="Bitstream Vera Sans" style:font-size-complex="10.5pt"/>
    </style:style>
    <style:style style:name="T67" style:family="text">
      <style:text-properties fo:color="#000000" style:font-name="Ubuntu4" fo:font-size="10.5pt" fo:language="nl" fo:country="NL" officeooo:rsid="00a841f5" fo:background-color="transparent" style:font-size-asian="10.5pt" style:language-asian="nl" style:country-asian="NL" style:font-name-complex="Bitstream Vera Sans" style:font-size-complex="10.5pt"/>
    </style:style>
    <style:style style:name="T68" style:family="text">
      <style:text-properties fo:color="#000000" style:font-name="Ubuntu4" fo:font-size="10.5pt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69" style:family="text">
      <style:text-properties fo:color="#000000" style:font-name="Ubuntu4" fo:font-size="10.5pt" fo:language="nl" fo:country="NL" fo:font-weight="normal" officeooo:rsid="0042d515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70" style:family="text">
      <style:text-properties fo:color="#000000" style:font-name="Ubuntu4" fo:font-size="10.5pt" fo:language="nl" fo:country="NL" fo:font-weight="normal" officeooo:rsid="004a1aaf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71" style:family="text">
      <style:text-properties fo:color="#000000" style:font-name="Ubuntu4" fo:font-size="10.5pt" fo:language="nl" fo:country="NL" fo:font-weight="normal" officeooo:rsid="00505ded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72" style:family="text">
      <style:text-properties fo:color="#000000" style:font-name="Ubuntu4" fo:font-size="10.5pt" fo:language="nl" fo:country="NL" fo:font-weight="normal" officeooo:rsid="004b3737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73" style:family="text">
      <style:text-properties fo:color="#000000" style:font-name="Ubuntu4" fo:font-size="10.5pt" fo:language="nl" fo:country="NL" fo:font-weight="normal" officeooo:rsid="00724f93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74" style:family="text">
      <style:text-properties fo:color="#000000" style:font-name="Ubuntu4" fo:font-size="10.5pt" fo:language="nl" fo:country="NL" fo:font-weight="normal" officeooo:rsid="00443ee9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75" style:family="text">
      <style:text-properties fo:color="#000000" style:font-name="Ubuntu4" fo:font-size="10.5pt" fo:language="nl" fo:country="NL" fo:font-weight="normal" officeooo:rsid="00430fcf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76" style:family="text">
      <style:text-properties fo:color="#000000" style:font-name="Ubuntu4" fo:font-size="10.5pt" fo:language="nl" fo:country="NL" fo:font-weight="normal" officeooo:rsid="0083ff6c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77" style:family="text">
      <style:text-properties fo:color="#000000" style:font-name="Ubuntu4" fo:font-size="10.5pt" fo:language="nl" fo:country="NL" fo:font-weight="normal" officeooo:rsid="0094fe80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78" style:family="text">
      <style:text-properties fo:color="#000000" style:font-name="Ubuntu4" fo:font-size="10.5pt" fo:language="nl" fo:country="NL" fo:font-weight="normal" officeooo:rsid="009673bc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79" style:family="text">
      <style:text-properties fo:color="#000000" style:font-name="Ubuntu4" fo:font-size="10.5pt" fo:language="nl" fo:country="NL" fo:font-weight="normal" officeooo:rsid="004536c1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80" style:family="text">
      <style:text-properties fo:color="#000000" style:font-name="Ubuntu4" fo:font-size="10.5pt" fo:language="nl" fo:country="NL" fo:font-weight="normal" officeooo:rsid="00a644fb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81" style:family="text">
      <style:text-properties fo:color="#000000" style:font-name="Ubuntu4" fo:font-size="10.5pt" fo:language="nl" fo:country="NL" fo:font-weight="normal" officeooo:rsid="00a841f5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82" style:family="text">
      <style:text-properties fo:color="#000000" style:font-name="Ubuntu4" fo:font-size="10.5pt" fo:language="nl" fo:country="NL" fo:font-weight="normal" officeooo:rsid="00aa3ed7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83" style:family="text">
      <style:text-properties fo:color="#000000" style:font-name="Ubuntu4" fo:font-size="10.5pt" fo:language="nl" fo:country="NL" fo:font-weight="normal" officeooo:rsid="00cb985d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84" style:family="text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85" style:family="text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86" style:family="text"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87" style:family="text">
      <style:text-properties fo:color="#000000" style:font-name="Ubuntu4" fo:font-size="10.5pt" fo:language="nl" fo:country="NL" fo:font-style="normal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88" style:family="text">
      <style:text-properties fo:color="#000000" style:font-name="Ubuntu4" fo:font-size="10.5pt" fo:language="nl" fo:country="NL" fo:font-style="normal" fo:font-weight="bold" style:font-size-asian="10.5pt" style:language-asian="nl" style:country-asian="NL" style:font-style-asian="normal" style:font-weight-asian="bold" style:font-name-complex="Bitstream Vera Sans" style:font-size-complex="10.5pt" style:font-style-complex="normal" style:font-weight-complex="bold"/>
    </style:style>
    <style:style style:name="T89" style:family="text">
      <style:text-properties fo:color="#000000" style:font-name="Ubuntu4" fo:font-size="10.5pt" fo:language="nl" fo:country="NL" style:text-underline-style="none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90" style:family="text">
      <style:text-properties fo:color="#000000" style:font-name="Ubuntu4" fo:font-size="10.5pt" fo:language="nl" fo:country="NL" style:text-underline-style="none" fo:font-weight="normal" fo:background-color="transparent" style:font-size-asian="10.5pt" style:language-asian="nl" style:country-asian="NL" style:font-weight-asian="normal" style:font-size-complex="10.5pt" style:font-weight-complex="normal"/>
    </style:style>
    <style:style style:name="T91" style:family="text">
      <style:text-properties fo:color="#000000" style:font-name="Ubuntu4" fo:font-size="10.5pt" fo:language="nl" fo:country="NL" style:text-underline-style="none" fo:background-color="transparent" style:font-size-asian="10.5pt" style:language-asian="nl" style:country-asian="NL" style:font-name-complex="Bitstream Vera Sans" style:font-size-complex="10.5pt"/>
    </style:style>
    <style:style style:name="T92" style:family="text">
      <style:text-properties fo:color="#000000" style:font-name="Ubuntu4" fo:font-size="10.5pt" fo:font-weight="normal" style:font-size-asian="10.5pt" style:font-weight-asian="normal" style:font-size-complex="10.5pt" style:font-weight-complex="normal"/>
    </style:style>
    <style:style style:name="T93" style:family="text">
      <style:text-properties fo:color="#000000" style:font-name="Ubuntu4" fo:font-size="10.5pt" fo:font-weight="normal" officeooo:rsid="0020aec0" style:font-size-asian="10.5pt" style:font-weight-asian="normal" style:font-size-complex="10.5pt" style:font-weight-complex="normal"/>
    </style:style>
    <style:style style:name="T94" style:family="text">
      <style:text-properties fo:color="#000000" style:font-name="Ubuntu4" fo:font-size="10.5pt" fo:font-weight="normal" officeooo:rsid="0022713d" style:font-size-asian="10.5pt" style:font-weight-asian="normal" style:font-size-complex="10.5pt" style:font-weight-complex="normal"/>
    </style:style>
    <style:style style:name="T95" style:family="text">
      <style:text-properties fo:color="#000000" style:font-name="Ubuntu4" fo:font-size="10.5pt" fo:font-weight="normal" officeooo:rsid="0032b06a" style:font-size-asian="10.5pt" style:font-weight-asian="normal" style:font-size-complex="10.5pt" style:font-weight-complex="normal"/>
    </style:style>
    <style:style style:name="T96" style:family="text">
      <style:text-properties fo:color="#000000" style:font-name="Ubuntu4" fo:font-size="10.5pt" fo:font-weight="normal" officeooo:rsid="0032efeb" style:font-size-asian="10.5pt" style:font-weight-asian="normal" style:font-size-complex="10.5pt" style:font-weight-complex="normal"/>
    </style:style>
    <style:style style:name="T97" style:family="text">
      <style:text-properties fo:color="#000000" style:font-name="Ubuntu4" fo:font-size="10.5pt" fo:font-weight="normal" officeooo:rsid="00b09b37" style:font-size-asian="10.5pt" style:font-weight-asian="normal" style:font-size-complex="10.5pt" style:font-weight-complex="normal"/>
    </style:style>
    <style:style style:name="T98" style:family="text">
      <style:text-properties fo:color="#000000" style:font-name="Ubuntu4" fo:font-size="10.5pt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99" style:family="text">
      <style:text-properties fo:color="#000000" style:font-name="Ubuntu4" fo:font-size="10.5pt" style:font-size-asian="10.5pt" style:font-size-complex="10.5pt"/>
    </style:style>
    <style:style style:name="T100" style:family="text">
      <style:text-properties fo:color="#000000" style:font-name="Ubuntu4" fo:font-size="10.5pt" officeooo:rsid="0020aec0" style:font-size-asian="10.5pt" style:font-size-complex="10.5pt"/>
    </style:style>
    <style:style style:name="T101" style:family="text">
      <style:text-properties fo:color="#000000" style:font-name="Ubuntu4" fo:font-size="10.5pt" officeooo:rsid="002c44b0" style:font-size-asian="10.5pt" style:font-size-complex="10.5pt"/>
    </style:style>
    <style:style style:name="T102" style:family="text">
      <style:text-properties fo:color="#000000" style:font-name="Ubuntu4" fo:font-size="10.5pt" officeooo:rsid="0022713d" style:font-size-asian="10.5pt" style:font-size-complex="10.5pt"/>
    </style:style>
    <style:style style:name="T103" style:family="text">
      <style:text-properties fo:color="#000000" style:font-name="Ubuntu4" fo:font-size="10.5pt" officeooo:rsid="0032b06a" style:font-size-asian="10.5pt" style:font-size-complex="10.5pt"/>
    </style:style>
    <style:style style:name="T104" style:family="text">
      <style:text-properties fo:color="#000000" style:font-name="Ubuntu4" fo:font-size="10.5pt" officeooo:rsid="0032efeb" style:font-size-asian="10.5pt" style:font-size-complex="10.5pt"/>
    </style:style>
    <style:style style:name="T105" style:family="text">
      <style:text-properties fo:color="#000000" style:font-name="Ubuntu4" fo:font-size="10.5pt" officeooo:rsid="004cca3e" style:font-size-asian="10.5pt" style:font-size-complex="10.5pt"/>
    </style:style>
    <style:style style:name="T106" style:family="text">
      <style:text-properties fo:color="#000000" style:font-name="Ubuntu4" fo:font-size="10.5pt" officeooo:rsid="005b7230" style:font-size-asian="10.5pt" style:font-size-complex="10.5pt"/>
    </style:style>
    <style:style style:name="T107" style:family="text">
      <style:text-properties fo:color="#000000" style:font-name="Ubuntu4" fo:font-size="10.5pt" officeooo:rsid="00689f9c" style:font-size-asian="10.5pt" style:font-size-complex="10.5pt"/>
    </style:style>
    <style:style style:name="T108" style:family="text">
      <style:text-properties fo:color="#000000" style:font-name="Ubuntu4" fo:font-size="10.5pt" officeooo:rsid="00c32523" style:font-size-asian="10.5pt" style:font-size-complex="10.5pt"/>
    </style:style>
    <style:style style:name="T109" style:family="text">
      <style:text-properties fo:color="#000000" style:font-name="Ubuntu4" fo:font-size="10.5pt" style:text-underline-style="none" style:font-size-asian="10.5pt" style:font-size-complex="10.5pt"/>
    </style:style>
    <style:style style:name="T110" style:family="text">
      <style:text-properties fo:color="#000000" style:font-name="Ubuntu4" fo:font-size="10.5pt" fo:background-color="transparent" style:font-size-asian="10.5pt" style:language-asian="nl" style:country-asian="NL" style:font-name-complex="Bitstream Vera Sans" style:font-size-complex="10.5pt"/>
    </style:style>
    <style:style style:name="T111" style:family="text">
      <style:text-properties fo:color="#000000" fo:language="nl" fo:country="NL" fo:font-weight="normal" officeooo:rsid="004a1aaf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112" style:family="text">
      <style:text-properties fo:color="#000000" fo:language="nl" fo:country="NL" fo:font-weight="normal" officeooo:rsid="009673bc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113" style:family="text">
      <style:text-properties fo:color="#000000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114" style:family="text">
      <style:text-properties fo:color="#000000" style:font-size-asian="10.5pt" style:font-size-complex="10.5pt"/>
    </style:style>
    <style:style style:name="T115" style:family="text">
      <style:text-properties fo:color="#000000" style:font-name="Ubuntu4" fo:font-size="10.5pt" fo:font-weight="normal" officeooo:rsid="0020aec0" style:font-size-asian="10.5pt" style:font-weight-asian="normal" style:font-size-complex="10.5pt" style:font-weight-complex="normal"/>
    </style:style>
    <style:style style:name="T116" style:family="text">
      <style:text-properties style:language-complex="nl" style:country-complex="NL"/>
    </style:style>
    <style:style style:name="T117" style:family="text">
      <style:text-properties style:text-line-through-style="none" style:font-name="Ubuntu4" fo:font-size="10.5pt" style:text-underline-style="none" fo:font-weight="normal" style:font-size-asian="10.5pt" style:font-weight-asian="normal" style:font-size-complex="10.5pt" style:font-weight-complex="normal"/>
    </style:style>
    <style:style style:name="T118" style:family="text">
      <style:text-properties style:text-line-through-style="none" style:font-name="Ubuntu4" fo:font-size="10.5pt" style:text-underline-style="none" fo:font-weight="normal" officeooo:rsid="004f939e" style:font-size-asian="10.5pt" style:font-weight-asian="normal" style:font-size-complex="10.5pt" style:font-weight-complex="normal"/>
    </style:style>
    <style:style style:name="T119" style:family="text">
      <style:text-properties style:text-line-through-style="none" style:font-name="Ubuntu4" fo:font-size="10.5pt" style:text-underline-style="none" fo:font-weight="normal" officeooo:rsid="0051b3b2" style:font-size-asian="10.5pt" style:font-weight-asian="normal" style:font-size-complex="10.5pt" style:font-weight-complex="normal"/>
    </style:style>
    <style:style style:name="T120" style:family="text">
      <style:text-properties style:text-line-through-style="none" style:font-name="Ubuntu4" fo:font-size="10.5pt" style:text-underline-style="none" fo:font-weight="normal" officeooo:rsid="004ce6c5" style:font-size-asian="10.5pt" style:font-weight-asian="normal" style:font-size-complex="10.5pt" style:font-weight-complex="normal"/>
    </style:style>
    <style:style style:name="T121" style:family="text">
      <style:text-properties style:text-line-through-style="none" style:font-name="Ubuntu4" fo:font-size="10.5pt" style:text-underline-style="none" fo:font-weight="normal" officeooo:rsid="004fc8fd" style:font-size-asian="10.5pt" style:font-weight-asian="normal" style:font-size-complex="10.5pt" style:font-weight-complex="normal"/>
    </style:style>
    <style:style style:name="T122" style:family="text">
      <style:text-properties style:text-line-through-style="none" style:font-name="Ubuntu4" fo:font-size="10.5pt" style:text-underline-style="none" fo:font-weight="normal" officeooo:rsid="00774e3a" style:font-size-asian="10.5pt" style:font-weight-asian="normal" style:font-size-complex="10.5pt" style:font-weight-complex="normal"/>
    </style:style>
    <style:style style:name="T123" style:family="text">
      <style:text-properties style:text-line-through-style="none" style:font-name="Ubuntu4" fo:font-size="10.5pt" style:text-underline-style="none" fo:font-weight="normal" officeooo:rsid="0087e783" style:font-size-asian="10.5pt" style:font-weight-asian="normal" style:font-size-complex="10.5pt" style:font-weight-complex="normal"/>
    </style:style>
    <style:style style:name="T124" style:family="text">
      <style:text-properties style:text-line-through-style="none" style:font-name="Ubuntu4" fo:font-size="10.5pt" style:text-underline-style="none" fo:font-weight="normal" officeooo:rsid="00611842" style:font-size-asian="10.5pt" style:font-weight-asian="normal" style:font-size-complex="10.5pt" style:font-weight-complex="normal"/>
    </style:style>
    <style:style style:name="T125" style:family="text">
      <style:text-properties style:text-line-through-style="none" style:font-name="Ubuntu4" fo:font-size="10.5pt" style:text-underline-style="none" fo:font-weight="normal" officeooo:rsid="004cca3e" style:font-size-asian="10.5pt" style:font-weight-asian="normal" style:font-size-complex="10.5pt" style:font-weight-complex="normal"/>
    </style:style>
    <style:style style:name="T126" style:family="text">
      <style:text-properties style:text-line-through-style="none" style:font-name="Ubuntu4" fo:font-size="10.5pt" style:text-underline-style="none" fo:font-weight="normal" officeooo:rsid="00ad2a7a" style:font-size-asian="10.5pt" style:font-weight-asian="normal" style:font-size-complex="10.5pt" style:font-weight-complex="normal"/>
    </style:style>
    <style:style style:name="T127" style:family="text">
      <style:text-properties style:text-line-through-style="none" style:font-name="Ubuntu4" fo:font-size="10.5pt" style:text-underline-style="none" style:font-size-asian="10.5pt" style:font-size-complex="10.5pt"/>
    </style:style>
    <style:style style:name="T128" style:family="text">
      <style:text-properties style:text-line-through-style="none" style:font-name="Ubuntu4" fo:font-size="10.5pt" style:text-underline-style="none" officeooo:rsid="007651a2" style:font-size-asian="10.5pt" style:font-size-complex="10.5pt"/>
    </style:style>
    <style:style style:name="T129" style:family="text">
      <style:text-properties style:text-line-through-style="none" style:font-name="Ubuntu4" fo:font-size="10.5pt" style:text-underline-style="none" officeooo:rsid="0076711f" style:font-size-asian="10.5pt" style:font-size-complex="10.5pt"/>
    </style:style>
    <style:style style:name="T130" style:family="text">
      <style:text-properties style:text-line-through-style="none" style:font-name="Ubuntu4" fo:font-size="10.5pt" style:text-underline-style="none" officeooo:rsid="00611842" style:font-size-asian="10.5pt" style:font-size-complex="10.5pt"/>
    </style:style>
    <style:style style:name="T131" style:family="text">
      <style:text-properties style:text-line-through-style="none" style:font-name="Ubuntu4" fo:font-size="10.5pt" officeooo:rsid="00550902" style:font-name-asian="DejaVu Sans1" style:font-size-asian="10.5pt" style:font-size-complex="10.5pt"/>
    </style:style>
    <style:style style:name="T132" style:family="text">
      <style:text-properties style:text-line-through-style="none" style:font-name="Ubuntu4" fo:font-size="10.5pt" officeooo:rsid="00744541" style:font-name-asian="DejaVu Sans1" style:font-size-asian="10.5pt" style:font-size-complex="10.5pt"/>
    </style:style>
    <style:style style:name="T133" style:family="text">
      <style:text-properties style:text-line-through-style="none" style:font-name="Ubuntu4" fo:font-size="10.5pt" officeooo:rsid="001a7895" style:font-name-asian="DejaVu Sans1" style:font-size-asian="10.5pt" style:font-size-complex="10.5pt"/>
    </style:style>
    <style:style style:name="T134" style:family="text">
      <style:text-properties style:text-line-through-style="none" style:font-name="Ubuntu4" fo:font-size="10.5pt" officeooo:rsid="00906578" style:font-name-asian="DejaVu Sans1" style:font-size-asian="10.5pt" style:font-size-complex="10.5pt"/>
    </style:style>
    <style:style style:name="T135" style:family="text">
      <style:text-properties style:text-line-through-style="none" style:font-name="Ubuntu4" fo:font-size="10.5pt" officeooo:rsid="0090edba" style:font-name-asian="DejaVu Sans1" style:font-size-asian="10.5pt" style:font-size-complex="10.5pt"/>
    </style:style>
    <style:style style:name="T136" style:family="text">
      <style:text-properties style:text-line-through-style="none" style:font-name="Ubuntu4" fo:font-size="10.5pt" officeooo:rsid="00926bc3" style:font-name-asian="DejaVu Sans1" style:font-size-asian="10.5pt" style:font-size-complex="10.5pt"/>
    </style:style>
    <style:style style:name="T137" style:family="text">
      <style:text-properties style:text-line-through-style="none" style:font-name="Ubuntu4" fo:font-size="10.5pt" fo:font-weight="normal" style:font-size-asian="10.5pt" style:font-weight-asian="normal" style:font-size-complex="10.5pt" style:font-weight-complex="normal"/>
    </style:style>
    <style:style style:name="T138" style:family="text">
      <style:text-properties style:text-line-through-style="none" style:font-name="Ubuntu4" fo:font-size="10.5pt" officeooo:rsid="0068c073" style:font-name-asian="Times New Roman" style:font-size-asian="10.5pt" style:font-size-complex="10.5pt" style:language-complex="ar" style:country-complex="SA"/>
    </style:style>
    <style:style style:name="T139" style:family="text">
      <style:text-properties style:text-line-through-style="none" style:font-name="Ubuntu4" fo:font-size="10.5pt" officeooo:rsid="001da2ab" style:font-name-asian="Times New Roman" style:font-size-asian="10.5pt" style:font-size-complex="10.5pt" style:language-complex="ar" style:country-complex="SA"/>
    </style:style>
    <style:style style:name="T140" style:family="text">
      <style:text-properties style:text-line-through-style="none" officeooo:rsid="00926bc3" style:font-name-asian="DejaVu Sans1" style:font-size-asian="10.5pt" style:font-size-complex="10.5pt"/>
    </style:style>
    <style:style style:name="T141" style:family="text">
      <style:text-properties style:text-line-through-style="none" officeooo:rsid="00926bc3" style:font-name-asian="DejaVu Sans1"/>
    </style:style>
    <style:style style:name="T142" style:family="text">
      <style:text-properties style:text-line-through-style="none" officeooo:rsid="00946607" style:font-name-asian="DejaVu Sans1"/>
    </style:style>
    <style:style style:name="T143" style:family="text">
      <style:text-properties style:text-line-through-style="none" officeooo:rsid="00774e3a" style:font-size-asian="10.5pt" style:font-size-complex="10.5pt"/>
    </style:style>
    <style:style style:name="T144" style:family="text">
      <style:text-properties officeooo:rsid="0072a331"/>
    </style:style>
    <style:style style:name="T145" style:family="text">
      <style:text-properties officeooo:rsid="0016b97b"/>
    </style:style>
    <style:style style:name="T146" style:family="text">
      <style:text-properties style:font-name="Ubuntu4" fo:font-size="10.5pt" style:font-size-asian="10.5pt" style:font-size-complex="10.5pt"/>
    </style:style>
    <style:style style:name="T147" style:family="text">
      <style:text-properties style:font-name="Ubuntu4" fo:font-size="10.5pt" officeooo:rsid="005511c4" style:font-size-asian="10.5pt" style:font-size-complex="10.5pt"/>
    </style:style>
    <style:style style:name="T148" style:family="text">
      <style:text-properties style:font-name="Ubuntu4" fo:font-size="10.5pt" officeooo:rsid="00565650" style:font-size-asian="10.5pt" style:font-size-complex="10.5pt"/>
    </style:style>
    <style:style style:name="T149" style:family="text">
      <style:text-properties style:font-name="Ubuntu4" fo:font-size="10.5pt" officeooo:rsid="0065c6f7" style:font-size-asian="10.5pt" style:font-size-complex="10.5pt"/>
    </style:style>
    <style:style style:name="T150" style:family="text">
      <style:text-properties style:font-name="Ubuntu4" fo:font-size="10.5pt" officeooo:rsid="005b7230" style:font-size-asian="10.5pt" style:font-size-complex="10.5pt"/>
    </style:style>
    <style:style style:name="T151" style:family="text">
      <style:text-properties style:font-name="Ubuntu4" fo:font-size="10.5pt" officeooo:rsid="005d12ab" style:font-size-asian="10.5pt" style:font-size-complex="10.5pt"/>
    </style:style>
    <style:style style:name="T152" style:family="text">
      <style:text-properties style:font-name="Ubuntu4" fo:font-size="10.5pt" officeooo:rsid="006e1a21" style:font-size-asian="10.5pt" style:font-size-complex="10.5pt"/>
    </style:style>
    <style:style style:name="T153" style:family="text">
      <style:text-properties style:font-name="Ubuntu4" fo:font-size="10.5pt" officeooo:rsid="003f1252" style:font-size-asian="10.5pt" style:font-size-complex="10.5pt"/>
    </style:style>
    <style:style style:name="T154" style:family="text">
      <style:text-properties style:font-name="Ubuntu4" fo:font-size="10.5pt" officeooo:rsid="0038eff5" style:font-size-asian="10.5pt" style:font-size-complex="10.5pt"/>
    </style:style>
    <style:style style:name="T155" style:family="text">
      <style:text-properties style:font-name="Ubuntu4" fo:font-size="10.5pt" officeooo:rsid="005de426" style:font-size-asian="10.5pt" style:font-size-complex="10.5pt"/>
    </style:style>
    <style:style style:name="T156" style:family="text">
      <style:text-properties style:font-name="Ubuntu4" fo:font-size="10.5pt" officeooo:rsid="003a661d" style:font-size-asian="10.5pt" style:font-size-complex="10.5pt"/>
    </style:style>
    <style:style style:name="T157" style:family="text">
      <style:text-properties style:font-name="Ubuntu4" fo:font-size="10.5pt" officeooo:rsid="003bf2ce" style:font-size-asian="10.5pt" style:font-size-complex="10.5pt"/>
    </style:style>
    <style:style style:name="T158" style:family="text">
      <style:text-properties style:font-name="Ubuntu4" fo:font-size="10.5pt" officeooo:rsid="0037eba3" style:font-size-asian="10.5pt" style:font-size-complex="10.5pt"/>
    </style:style>
    <style:style style:name="T159" style:family="text">
      <style:text-properties style:font-name="Ubuntu4" fo:font-size="10.5pt" officeooo:rsid="00292133" style:font-size-asian="10.5pt" style:font-size-complex="10.5pt"/>
    </style:style>
    <style:style style:name="T160" style:family="text">
      <style:text-properties style:font-name="Ubuntu4" fo:font-size="10.5pt" officeooo:rsid="00299dd3" style:font-size-asian="10.5pt" style:font-size-complex="10.5pt"/>
    </style:style>
    <style:style style:name="T161" style:family="text">
      <style:text-properties style:font-name="Ubuntu4" fo:font-size="10.5pt" officeooo:rsid="00b3d60e" style:font-size-asian="10.5pt" style:font-size-complex="10.5pt"/>
    </style:style>
    <style:style style:name="T162" style:family="text">
      <style:text-properties style:font-name="Ubuntu4" fo:font-size="10.5pt" officeooo:rsid="00b5e5ad" style:font-size-asian="10.5pt" style:font-size-complex="10.5pt"/>
    </style:style>
    <style:style style:name="T163" style:family="text">
      <style:text-properties style:font-name="Ubuntu4" fo:font-size="10.5pt" style:font-name-asian="Times New Roman" style:font-size-asian="10.5pt" style:font-size-complex="10.5pt" style:language-complex="ar" style:country-complex="SA"/>
    </style:style>
    <style:style style:name="T164" style:family="text">
      <style:text-properties style:font-name="Ubuntu4" fo:font-size="10.5pt" officeooo:rsid="0068c073" style:font-name-asian="Times New Roman" style:font-size-asian="10.5pt" style:font-size-complex="10.5pt" style:language-complex="ar" style:country-complex="SA"/>
    </style:style>
    <style:style style:name="T165" style:family="text">
      <style:text-properties style:font-name="Ubuntu4" fo:font-size="10.5pt" fo:font-weight="normal" style:font-size-asian="10.5pt" style:font-weight-asian="normal" style:font-size-complex="10.5pt" style:font-weight-complex="normal"/>
    </style:style>
    <style:style style:name="T166" style:family="text">
      <style:text-properties style:font-name="Ubuntu4" fo:font-size="10.5pt" fo:font-weight="normal" officeooo:rsid="00d5bbdf" style:font-size-asian="10.5pt" style:font-weight-asian="normal" style:font-size-complex="10.5pt" style:font-weight-complex="normal"/>
    </style:style>
    <style:style style:name="T167" style:family="text">
      <style:text-properties officeooo:rsid="00974e82"/>
    </style:style>
    <style:style style:name="T168" style:family="text">
      <style:text-properties style:font-size-asian="10.5pt" style:font-size-complex="10.5pt"/>
    </style:style>
    <style:style style:name="T169" style:family="text">
      <style:text-properties officeooo:rsid="00611842" style:font-size-asian="10.5pt" style:font-size-complex="10.5pt"/>
    </style:style>
    <style:style style:name="T170" style:family="text">
      <style:text-properties officeooo:rsid="0020aec0" style:font-size-asian="10.5pt" style:font-size-complex="10.5pt"/>
    </style:style>
    <style:style style:name="T171" style:family="text">
      <style:text-properties officeooo:rsid="0037eba3" style:font-size-asian="10.5pt" style:font-size-complex="10.5pt"/>
    </style:style>
    <style:style style:name="T172" style:family="text">
      <style:text-properties officeooo:rsid="00299dd3" style:font-size-asian="10.5pt" style:font-size-complex="10.5pt"/>
    </style:style>
    <style:style style:name="T173" style:family="text">
      <style:text-properties officeooo:rsid="0046137a" style:font-size-asian="10.5pt" style:font-size-complex="10.5pt"/>
    </style:style>
    <style:style style:name="T174" style:family="text">
      <style:text-properties officeooo:rsid="004536c1" style:font-size-asian="10.5pt" style:font-size-complex="10.5pt"/>
    </style:style>
    <style:style style:name="T175" style:family="text">
      <style:text-properties officeooo:rsid="00689f9c" style:font-size-asian="10.5pt" style:font-size-complex="10.5pt"/>
    </style:style>
    <style:style style:name="T176" style:family="text">
      <style:text-properties officeooo:rsid="00b3d60e" style:font-size-asian="10.5pt" style:font-size-complex="10.5pt"/>
    </style:style>
    <style:style style:name="T177" style:family="text">
      <style:text-properties officeooo:rsid="00d5bbdf" style:font-size-asian="10.5pt" style:font-size-complex="10.5pt"/>
    </style:style>
    <style:style style:name="T178" style:family="text">
      <style:text-properties style:font-size-asian="10.5pt" style:font-weight-asian="normal" style:font-size-complex="10.5pt" style:font-weight-complex="normal"/>
    </style:style>
    <style:style style:name="T179" style:family="text">
      <style:text-properties officeooo:rsid="004536c1"/>
    </style:style>
    <style:style style:name="T180" style:family="text">
      <style:text-properties officeooo:rsid="0047a852"/>
    </style:style>
    <style:style style:name="T181" style:family="text">
      <style:text-properties officeooo:rsid="004854a7"/>
    </style:style>
    <style:style style:name="T182" style:family="text">
      <style:text-properties officeooo:rsid="00a644fb"/>
    </style:style>
    <style:style style:name="T183" style:family="text">
      <style:text-properties fo:color="#808080" style:font-name="Ubuntu4" fo:font-size="10.5pt" fo:language="nl" fo:country="NL" fo:font-weight="normal" officeooo:rsid="004536c1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184" style:family="text">
      <style:text-properties fo:color="#808080" officeooo:rsid="004854a7"/>
    </style:style>
    <style:style style:name="T185" style:family="text">
      <style:text-properties officeooo:rsid="00ac2dfc"/>
    </style:style>
    <style:style style:name="T186" style:family="text">
      <style:text-properties style:font-name="Ubuntu4" fo:font-size="10.5pt" officeooo:rsid="003a661d" style:font-size-asian="10.5pt" style:font-size-complex="10.5pt"/>
    </style:style>
    <style:style style:name="T187" style:family="text">
      <style:text-properties style:font-name="Ubuntu4" fo:font-size="10.5pt" fo:font-weight="normal" style:font-size-asian="10.5pt" style:font-weight-asian="normal" style:font-size-complex="10.5pt" style:font-weight-complex="normal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 ☐ " style:num-format="1" text:display-levels="2">
        <style:list-level-properties text:space-before="0.251cm" text:min-label-width="1.499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trong_20_Emphasis"><text:span text:style-name="T11">TIP</text:span></text:span><text:span text:style-name="T21"> <text:s/><text:tab/><text:tab/></text:span><text:span text:style-name="T23">Kijk op</text:span><text:span text:style-name="T65"> </text:span><text:a xlink:type="simple" xlink:href="http://karelzimmer.nl/"><text:span text:style-name="Internet_20_link"><text:span text:style-name="T146">karelzimmer.nl</text:span></text:span></text:a><text:span text:style-name="T65"> voor voor downloads, checklists, en scripts.</text:span></text:p>
      <text:p text:style-name="P9"><text:span text:style-name="Strong_20_Emphasis"><text:span text:style-name="T68"/></text:span></text:p>
      <text:p text:style-name="P10"><text:span text:style-name="Strong_20_Emphasis"><text:span text:style-name="T65">NOTE</text:span></text:span><text:span text:style-name="Strong_20_Emphasis"><text:span text:style-name="T68"><text:tab/></text:span></text:span><text:span text:style-name="Strong_20_Emphasis"><text:span text:style-name="T69">D</text:span></text:span><text:span text:style-name="Strong_20_Emphasis"><text:span text:style-name="T76">eze </text:span></text:span><text:span text:style-name="Strong_20_Emphasis"><text:span text:style-name="T69">Checklist </text:span></text:span><text:span text:style-name="Strong_20_Emphasis"><text:span text:style-name="T76">is bruikbaar voor de Installatie van Ubuntu Desktop Edition (</text:span></text:span><text:span text:style-name="Strong_20_Emphasis"><text:span text:style-name="T71">U</text:span></text:span><text:span text:style-name="Strong_20_Emphasis"><text:span text:style-name="T77">D</text:span></text:span><text:span text:style-name="Strong_20_Emphasis"><text:span text:style-name="T71">E</text:span></text:span><text:span text:style-name="Strong_20_Emphasis"><text:span text:style-name="T76">)</text:span></text:span><text:span text:style-name="Strong_20_Emphasis"><text:span text:style-name="T69">.</text:span></text:span></text:p>
      <text:p text:style-name="P10"><text:span text:style-name="Strong_20_Emphasis"><text:span text:style-name="T65">NOTE</text:span></text:span><text:span text:style-name="Strong_20_Emphasis"><text:span text:style-name="T68"><text:tab/></text:span></text:span><text:span text:style-name="T69">Dit is de </text:span><text:span text:style-name="Emphasis"><text:span text:style-name="T111">algemene</text:span></text:span><text:span text:style-name="T70"> </text:span><text:span text:style-name="T69">Checklist </text:span><text:span text:style-name="T71">UDE 10.04 LTS </text:span><text:span text:style-name="T72">voor </text:span><text:span text:style-name="T69">een </text:span><text:span text:style-name="T72">32- of </text:span><text:span text:style-name="T69">64-bit computer.</text:span></text:p>
      <text:p text:style-name="P11"><text:span text:style-name="Strong_20_Emphasis"><text:span text:style-name="T65">NOTE</text:span></text:span><text:span text:style-name="Strong_20_Emphasis"><text:span text:style-name="T68"><text:tab/></text:span></text:span><text:span text:style-name="T69">Gebruik deze Checklist </text:span><text:span text:style-name="Emphasis"><text:span text:style-name="T112">eventueel</text:span></text:span><text:span text:style-name="T78"> </text:span><text:span text:style-name="T69">naast </text:span><text:span text:style-name="T83">d</text:span><text:span text:style-name="T73">e</text:span><text:span text:style-name="T74"> </text:span><text:span text:style-name="Emphasis"><text:span text:style-name="T111">specifieke</text:span></text:span><text:span text:style-name="T75"> </text:span><text:span text:style-name="T69">Checklist </text:span><text:span text:style-name="T71">UDE 10.04 LTS</text:span><text:span text:style-name="T68">.</text:span></text:p>
      <text:p text:style-name="P9"><text:span text:style-name="Strong_20_Emphasis"><text:span text:style-name="T68"/></text:span></text:p>
      <text:p text:style-name="P12"><text:span text:style-name="Definition"><text:span text:style-name="T9">Bootmenu-toets</text:span></text:span><text:span text:style-name="T79"><text:tab/><text:tab/><text:tab/></text:span><text:span text:style-name="T183">________________</text:span><text:span text:style-name="T79"> </text:span><text:span text:style-name="T80">(</text:span><text:span text:style-name="T81">toets om het opstart</text:span><text:span text:style-name="T82">medium te kiezen</text:span><text:span text:style-name="T81">, bijvoorbeeld </text:span><text:span text:style-name="T66">Esc</text:span><text:span text:style-name="T67">)</text:span></text:p>
      <text:p text:style-name="P12"><text:span text:style-name="Definition"><text:span text:style-name="T9">Setup-toets</text:span></text:span><text:span text:style-name="T79"><text:tab/><text:tab/><text:tab/><text:tab/></text:span><text:span text:style-name="T183">________________</text:span><text:span text:style-name="T79"> </text:span><text:span text:style-name="T80">(</text:span><text:span text:style-name="T81">toets om het in het BIOS te komen, bijvooreeld </text:span><text:span text:style-name="T66">F10</text:span><text:span text:style-name="T67">)</text:span></text:p>
      <text:p text:style-name="P12"><text:span text:style-name="Definition"><text:span text:style-name="T10">Gebruiker</text:span></text:span><text:span text:style-name="T79"><text:tab/><text:tab/><text:tab/><text:tab/><text:tab/></text:span><text:span text:style-name="T183">________________</text:span><text:span text:style-name="T79"> </text:span><text:span text:style-name="T80">(volledige naam van de gebruike</text:span><text:span text:style-name="T81">r, bijvoorbeeld Jan Stek</text:span><text:span text:style-name="T80">)</text:span></text:p>
      <text:p text:style-name="P13"><text:span text:style-name="Definition"><text:span text:style-name="T9">Gebruikersnaam</text:span></text:span><text:span text:style-name="T79"><text:tab/><text:tab/><text:tab/></text:span><text:span text:style-name="T183">________________</text:span><text:span text:style-name="T79"> </text:span><text:span text:style-name="T80">(korte naam van de gebruike</text:span><text:span text:style-name="T81">r, bijvoorbeeld jan</text:span><text:span text:style-name="T80">)</text:span></text:p>
      <text:p text:style-name="P12"><text:span text:style-name="Definition"><text:span text:style-name="T9">Computernaam</text:span></text:span><text:span text:style-name="T79"><text:tab/><text:tab/><text:tab/></text:span><text:span text:style-name="T183">________________</text:span><text:span text:style-name="T79"> </text:span><text:span text:style-name="T80">(naam van de computer in het netwerk, moet uniek zijn)</text:span></text:p>
      <text:p text:style-name="P6"><text:span text:style-name="Definition"><text:span text:style-name="T179">Gebruikers</text:span></text:span><text:span text:style-name="Definition"><text:span text:style-name="T180">afb</text:span></text:span><text:span text:style-name="Definition"><text:span text:style-name="T181">eelding</text:span></text:span><text:span text:style-name="T181"><text:tab/></text:span><text:span text:style-name="T184">________________</text:span><text:span text:style-name="T181"> </text:span><text:span text:style-name="T182">(afbeelding naast gebruiker op het aanmeldvenster)</text:span></text:p>
      <text:p text:style-name="P5"/>
      <text:list xml:id="list915080839" text:style-name="L1">
        <text:list-item>
          <text:p text:style-name="P15">Installatie voorbereiden.</text:p>
          <text:p text:style-name="P15"/>
        </text:list-item>
      </text:list>
      <text:list xml:id="list581308284" text:style-name="L2">
        <text:list-item>
          <text:list>
            <text:list-item>
              <text:p text:style-name="P70"><text:span text:style-name="T146">Aanmelden als </text:span><text:span text:style-name="Definition"><text:span text:style-name="T168">Gebruiker</text:span></text:span><text:span text:style-name="T146">.</text:span></text:p>
              <text:p text:style-name="P71"/>
            </text:list-item>
            <text:list-item>
              <text:p text:style-name="P48"><text:span text:style-name="Strong_20_Emphasis"><text:span text:style-name="T93">Stel bladwijzers veilig via </text:span></text:span><text:span text:style-name="Strong_20_Emphasis"><text:span text:style-name="T100">Toepassingen</text:span></text:span><text:span text:style-name="Strong_20_Emphasis"><text:span text:style-name="T93"> &gt; </text:span></text:span><text:span text:style-name="Strong_20_Emphasis"><text:span text:style-name="T100">Internet</text:span></text:span><text:span text:style-name="Strong_20_Emphasis"><text:span text:style-name="T93"> &gt; </text:span></text:span><text:span text:style-name="Strong_20_Emphasis"><text:span text:style-name="T100">Firefox webbrowser </text:span></text:span><text:span text:style-name="Strong_20_Emphasis"><text:span text:style-name="T43">(of via het bovenste paneel) </text:span></text:span><text:span text:style-name="Strong_20_Emphasis"><text:span text:style-name="T93">&gt; </text:span></text:span><text:span text:style-name="Strong_20_Emphasis"><text:span text:style-name="T100">Bladwijzers</text:span></text:span><text:span text:style-name="Strong_20_Emphasis"><text:span text:style-name="T93"> &gt; </text:span></text:span><text:span text:style-name="Strong_20_Emphasis"><text:span text:style-name="T100">Bladwijzers ordenen</text:span></text:span><text:span text:style-name="Strong_20_Emphasis"><text:span text:style-name="T93"> &gt; </text:span></text:span><text:span text:style-name="Strong_20_Emphasis"><text:span text:style-name="T100">Importeren en reservekopie maken</text:span></text:span><text:span text:style-name="T100"> </text:span><text:span text:style-name="T101">&gt; </text:span><text:span text:style-name="Strong_20_Emphasis"><text:span text:style-name="T101">Reservekopie maken</text:span></text:span><text:span text:style-name="Strong_20_Emphasis"><text:span text:style-name="T97">.</text:span></text:span><text:span text:style-name="Strong_20_Emphasis"><text:span text:style-name="T93"><text:line-break/></text:span></text:span><text:span text:style-name="Strong_20_Emphasis"><text:span text:style-name="T93">Ga naar</text:span></text:span><text:span text:style-name="Strong_20_Emphasis"><text:span text:style-name="T93"> </text:span></text:span><text:span text:style-name="Definition"><text:span text:style-name="T170">Gebruikersnaam</text:span></text:span><text:span text:style-name="Strong_20_Emphasis"><text:span text:style-name="T93"> &gt; </text:span></text:span><text:span text:style-name="Strong_20_Emphasis"><text:span text:style-name="T100">Firefox</text:span></text:span><text:span text:style-name="Strong_20_Emphasis"><text:span text:style-name="T93"> en klik op </text:span></text:span><text:span text:style-name="Strong_20_Emphasis"><text:span text:style-name="T100">Opslaan</text:span></text:span><text:span text:style-name="Strong_20_Emphasis"><text:span text:style-name="T93">. <text:line-break/>Sluit venster </text:span></text:span><text:span text:style-name="Strong_20_Emphasis"><text:span text:style-name="T100">Bibliotheek</text:span></text:span><text:span text:style-name="Strong_20_Emphasis"><text:span text:style-name="T93">.</text:span></text:span></text:p>
            </text:list-item>
            <text:list-item>
              <text:p text:style-name="P49"><text:span text:style-name="Strong_20_Emphasis"><text:span text:style-name="T93">Stel wachtwoorden veilig via </text:span></text:span><text:span text:style-name="Strong_20_Emphasis"><text:span text:style-name="T100">Extra</text:span></text:span><text:span text:style-name="Strong_20_Emphasis"><text:span text:style-name="T93"> &gt; </text:span></text:span><text:span text:style-name="Strong_20_Emphasis"><text:span text:style-name="T100">Add-ons</text:span></text:span><text:span text:style-name="Strong_20_Emphasis"><text:span text:style-name="T93"> </text:span></text:span><text:span text:style-name="Strong_20_Emphasis"><text:span text:style-name="T94">&gt; </text:span></text:span><text:span text:style-name="Strong_20_Emphasis"><text:span text:style-name="T102">Extensies</text:span></text:span><text:span text:style-name="Strong_20_Emphasis"><text:span text:style-name="T94"> &gt; </text:span></text:span><text:span text:style-name="Strong_20_Emphasis"><text:span text:style-name="T102">Password Exporter</text:span></text:span><text:span text:style-name="Strong_20_Emphasis"><text:span text:style-name="T94">.</text:span></text:span><text:span text:style-name="Strong_20_Emphasis"><text:span text:style-name="T93"> <text:line-break/>Klik op </text:span></text:span><text:span text:style-name="Strong_20_Emphasis"><text:span text:style-name="T100">Voorkeuren</text:span></text:span><text:span text:style-name="Strong_20_Emphasis"><text:span text:style-name="T93"> en vervolgens op </text:span></text:span><text:span text:style-name="Strong_20_Emphasis"><text:span text:style-name="T100">Wachtwoorden exporteren</text:span></text:span><text:span text:style-name="Strong_20_Emphasis"><text:span text:style-name="T93">. <text:line-break/></text:span></text:span><text:span text:style-name="Strong_20_Emphasis"><text:span text:style-name="T93">Ga naar</text:span></text:span><text:span text:style-name="Strong_20_Emphasis"><text:span text:style-name="T93"> </text:span></text:span><text:span text:style-name="Definition"><text:span text:style-name="T170">Gebruikersnaam</text:span></text:span><text:span text:style-name="Strong_20_Emphasis"><text:span text:style-name="T93"> &gt; </text:span></text:span><text:span text:style-name="Strong_20_Emphasis"><text:span text:style-name="T100">Firefox</text:span></text:span><text:span text:style-name="Strong_20_Emphasis"><text:span text:style-name="T93"> en klik op </text:span></text:span><text:span text:style-name="Strong_20_Emphasis"><text:span text:style-name="T100">Opslaan</text:span></text:span><text:span text:style-name="Strong_20_Emphasis"><text:span text:style-name="T93">. <text:line-break/>Klik op </text:span></text:span><text:span text:style-name="Strong_20_Emphasis"><text:span text:style-name="T103">OK</text:span></text:span><text:span text:style-name="Strong_20_Emphasis"><text:span text:style-name="T95"> en vervolgens op</text:span></text:span><text:span text:style-name="Strong_20_Emphasis"><text:span text:style-name="T93"> </text:span></text:span><text:span text:style-name="Strong_20_Emphasis"><text:span text:style-name="T100">Sluiten</text:span></text:span><text:span text:style-name="Strong_20_Emphasis"><text:span text:style-name="T93">. <text:line-break/></text:span></text:span><text:span text:style-name="Strong_20_Emphasis"><text:span text:style-name="T96">S</text:span></text:span><text:span text:style-name="Strong_20_Emphasis"><text:span text:style-name="T93">luit </text:span></text:span><text:span text:style-name="Strong_20_Emphasis"><text:span text:style-name="T96">venster </text:span></text:span><text:span text:style-name="Strong_20_Emphasis"><text:span text:style-name="T104">Add-ons</text:span></text:span><text:span text:style-name="Strong_20_Emphasis"><text:span text:style-name="T96"> en sluit </text:span></text:span><text:span text:style-name="Strong_20_Emphasis"><text:span text:style-name="T100">Firefox</text:span></text:span><text:span text:style-name="Strong_20_Emphasis"><text:span text:style-name="T93"> af.</text:span></text:span></text:p>
              <text:p text:style-name="P49"><text:span text:style-name="Strong_20_Emphasis"><text:span text:style-name="T93"/></text:span></text:p>
            </text:list-item>
            <text:list-item>
              <text:p text:style-name="P48"><text:span text:style-name="Strong_20_Emphasis"><text:span text:style-name="T93">Maak backup van </text:span></text:span><text:span text:style-name="Strong_20_Emphasis"><text:span text:style-name="T100">Evolution</text:span></text:span><text:span text:style-name="Strong_20_Emphasis"><text:span text:style-name="T93"> via </text:span></text:span><text:span text:style-name="Strong_20_Emphasis"><text:span text:style-name="T100">Toepassingen</text:span></text:span><text:span text:style-name="Strong_20_Emphasis"><text:span text:style-name="T93"> &gt; </text:span></text:span><text:span text:style-name="Strong_20_Emphasis"><text:span text:style-name="T100">Kantoor</text:span></text:span><text:span text:style-name="Strong_20_Emphasis"><text:span text:style-name="T93"> &gt; </text:span></text:span><text:span text:style-name="Strong_20_Emphasis"><text:span text:style-name="T100">Evolution e-mail en agenda</text:span></text:span><text:span text:style-name="Strong_20_Emphasis"><text:span text:style-name="T93"> </text:span></text:span><text:span text:style-name="Strong_20_Emphasis"><text:span text:style-name="T43">(of via het bovenste paneel) </text:span></text:span><text:span text:style-name="Strong_20_Emphasis"><text:span text:style-name="T93">&gt; </text:span></text:span><text:span text:style-name="Strong_20_Emphasis"><text:span text:style-name="T100">Bestand</text:span></text:span><text:span text:style-name="Strong_20_Emphasis"><text:span text:style-name="T93"> &gt; </text:span></text:span><text:span text:style-name="Strong_20_Emphasis"><text:span text:style-name="T100">Backuparchief aanmaken</text:span></text:span><text:span text:style-name="Strong_20_Emphasis"><text:span text:style-name="T93">. </text:span></text:span><text:span text:style-name="Strong_20_Emphasis"><text:span text:style-name="T93">Ga naar</text:span></text:span><text:span text:style-name="Strong_20_Emphasis"><text:span text:style-name="T93"> </text:span></text:span><text:span text:style-name="Definition"><text:span text:style-name="T170">Gebruikersnaam</text:span></text:span><text:span text:style-name="Strong_20_Emphasis"><text:span text:style-name="T93"> &gt; </text:span></text:span><text:span text:style-name="Strong_20_Emphasis"><text:span text:style-name="T100">Evolution</text:span></text:span><text:span text:style-name="Strong_20_Emphasis"><text:span text:style-name="T93">, klik op </text:span></text:span><text:span text:style-name="Strong_20_Emphasis"><text:span text:style-name="T100">Opslaan</text:span></text:span><text:span text:style-name="Strong_20_Emphasis"><text:span text:style-name="T93"> en vervolgens op </text:span></text:span><text:span text:style-name="Strong_20_Emphasis"><text:span text:style-name="T100">Ja</text:span></text:span><text:span text:style-name="Strong_20_Emphasis"><text:span text:style-name="T93">. <text:line-break/>Sluit </text:span></text:span><text:span text:style-name="Strong_20_Emphasis"><text:span text:style-name="T100">Evolution</text:span></text:span><text:span text:style-name="Strong_20_Emphasis"><text:span text:style-name="T93"> af.</text:span></text:span></text:p>
              <text:p text:style-name="P49"><text:span text:style-name="Strong_20_Emphasis"><text:span text:style-name="T93"/></text:span></text:p>
            </text:list-item>
            <text:list-item>
              <text:p text:style-name="P49"><text:span text:style-name="Strong_20_Emphasis"><text:span text:style-name="T92">Start </text:span></text:span><text:span text:style-name="Strong_20_Emphasis"><text:span text:style-name="T99">Terminalvenster</text:span></text:span><text:span text:style-name="Strong_20_Emphasis"><text:span text:style-name="T92"> via </text:span></text:span><text:span text:style-name="Strong_20_Emphasis"><text:span text:style-name="T99">Toepassingen</text:span></text:span><text:span text:style-name="Strong_20_Emphasis"><text:span text:style-name="T92"> &gt; </text:span></text:span><text:span text:style-name="Strong_20_Emphasis"><text:span text:style-name="T99">Hulpmiddelen</text:span></text:span><text:span text:style-name="Strong_20_Emphasis"><text:span text:style-name="T92"> om het backupscript te downloaden en een backup te maken</text:span></text:span><text:span text:style-name="T99">.</text:span></text:p>
            </text:list-item>
            <text:list-item>
              <text:p text:style-name="P47"><text:span text:style-name="T99">$ </text:span><text:span text:style-name="User_20_Entry"><text:span text:style-name="T114">cd /tmp;wget karelzimmer.nl/gs;bash gs</text:span></text:span></text:p>
            </text:list-item>
            <text:list-item>
              <text:p text:style-name="P50"><text:span text:style-name="T109">$ </text:span><text:span text:style-name="User_20_Entry"><text:span text:style-name="T114">sudo ./backup.sh</text:span></text:span><text:span text:style-name="User_20_Entry"><text:span text:style-name="T99"><text:line-break/></text:span></text:span><text:span text:style-name="T99">Volg de aanwijzingen van het backupscript.</text:span></text:p>
              <text:p text:style-name="P17"/>
            </text:list-item>
            <text:list-item>
              <text:p text:style-name="P17"><text:span text:style-name="T144">Zorg dat de computer aangesloten is op het</text:span><text:span text:style-name="T145"> netwerk.</text:span></text:p>
              <text:p text:style-name="P18"/>
            </text:list-item>
          </text:list>
        </text:list-item>
      </text:list>
      <text:p text:style-name="P7"/>
      <text:list xml:id="list902344320" text:continue-numbering="true" text:style-name="L2">
        <text:list-item>
          <text:p text:style-name="P60">U<text:span text:style-name="T167">DE</text:span> 10.04 LTS (Lucid Lynx) installeren.</text:p>
          <text:p text:style-name="P16"/>
          <text:list>
            <text:list-item>
              <text:p text:style-name="P51"><text:span text:style-name="T105">Start de computer op vanaf </text:span><text:span text:style-name="T45">U</text:span><text:span text:style-name="T51">DE</text:span><text:span text:style-name="T45"> 10.04 LTS </text:span><text:span text:style-name="Strong_20_Emphasis"><text:span text:style-name="T46">3</text:span></text:span><text:span text:style-name="Strong_20_Emphasis"><text:span text:style-name="T51">2-bit</text:span></text:span><text:span text:style-name="T45"> CD of USB-stick </text:span><text:span text:style-name="T47">[1] </text:span><text:span text:style-name="T48">voor een</text:span><text:span text:style-name="T47"> </text:span><text:span text:style-name="Strong_20_Emphasis"><text:span text:style-name="T45">32-bit computer</text:span></text:span><text:span text:style-name="T45"> </text:span><text:span text:style-name="T48">[2],</text:span><text:span text:style-name="T45"> </text:span><text:span text:style-name="T49">of </text:span><text:span text:style-name="T50">vanaf </text:span><text:span text:style-name="T44">U</text:span><text:span text:style-name="T51">DE</text:span><text:span text:style-name="T44"> 10.04 LTS </text:span><text:span text:style-name="Strong_20_Emphasis"><text:span text:style-name="T51">64-bit</text:span></text:span><text:span text:style-name="T44"> CD of USB-stick </text:span><text:span text:style-name="T47">[1] </text:span><text:span text:style-name="T48">voor een</text:span><text:span text:style-name="T47"> </text:span><text:span text:style-name="Strong_20_Emphasis"><text:span text:style-name="T45">64-bit computer</text:span></text:span><text:span text:style-name="T45"> </text:span><text:span text:style-name="T48">[2]</text:span><text:span text:style-name="T44">.</text:span></text:p>
              <text:p text:style-name="P52"><text:span text:style-name="T45"><text:line-break/></text:span><text:span text:style-name="T44">Bootmenu via </text:span><text:span text:style-name="Definition"><text:span text:style-name="T173">Bootmenu-toets</text:span></text:span><text:span text:style-name="T99"> (Setup via </text:span><text:span text:style-name="Definition"><text:span text:style-name="T174">Setup-toets</text:span></text:span><text:span text:style-name="T99">).</text:span></text:p>
              <text:p text:style-name="P19"/>
              <text:p text:style-name="P30"><text:span text:style-name="Strong_20_Emphasis"><text:span text:style-name="T118">[1] <text:tab/></text:span></text:span><text:span text:style-name="Strong_20_Emphasis"><text:span text:style-name="T117">Maak USB-stick aan via </text:span></text:span><text:span text:style-name="Strong_20_Emphasis"><text:span text:style-name="T127">Systeem</text:span></text:span><text:span text:style-name="Strong_20_Emphasis"><text:span text:style-name="T117"> &gt; </text:span></text:span><text:span text:style-name="Strong_20_Emphasis"><text:span text:style-name="T127">Beheer</text:span></text:span><text:span text:style-name="Strong_20_Emphasis"><text:span text:style-name="T117"> &gt; </text:span></text:span><text:span text:style-name="Strong_20_Emphasis"><text:span text:style-name="T128">O</text:span></text:span><text:span text:style-name="Strong_20_Emphasis"><text:span text:style-name="T129">p</text:span></text:span><text:span text:style-name="Strong_20_Emphasis"><text:span text:style-name="T127">startschijf aanmaken</text:span></text:span><text:span text:style-name="Strong_20_Emphasis"><text:span text:style-name="T117">. <text:line-break/><text:tab/><text:tab/>Gebruik als “</text:span></text:span><text:span text:style-name="Strong_20_Emphasis"><text:span text:style-name="T119">invoer” </text:span></text:span><text:span text:style-name="Strong_20_Emphasis"><text:span text:style-name="T120">een </text:span></text:span><text:span text:style-name="Strong_20_Emphasis"><text:span text:style-name="T125">U</text:span></text:span><text:span text:style-name="Strong_20_Emphasis"><text:span text:style-name="T126">DE</text:span></text:span><text:span text:style-name="Strong_20_Emphasis"><text:span text:style-name="T125"> 10.04 LTS </text:span></text:span><text:span text:style-name="Strong_20_Emphasis"><text:span text:style-name="T117">.iso</text:span></text:span><text:span text:style-name="Strong_20_Emphasis"><text:span text:style-name="T120">-bestand </text:span></text:span><text:span text:style-name="Strong_20_Emphasis"><text:span text:style-name="T117">of CD, en </text:span></text:span><text:span text:style-name="Strong_20_Emphasis"><text:span text:style-name="T121">als “</text:span></text:span><text:span text:style-name="Strong_20_Emphasis"><text:span text:style-name="T119">uitvoer”</text:span></text:span><text:span text:style-name="Strong_20_Emphasis"><text:span text:style-name="T121"> </text:span></text:span><text:span text:style-name="Strong_20_Emphasis"><text:span text:style-name="T117">een lege <text:line-break/><text:tab/><text:tab/>USB-stick van minimaal 1 GB, FAT32 geformatteerd.<text:line-break/></text:span></text:span><text:span text:style-name="Strong_20_Emphasis"><text:span text:style-name="T122">[2]<text:tab/>Terminalvenster: $ </text:span></text:span><text:span text:style-name="User_20_Entry"><text:span text:style-name="T143">grep --count ' lm ' /proc/cpuinfo</text:span></text:span><text:span text:style-name="Strong_20_Emphasis"><text:span text:style-name="T122"><text:line-break/><text:tab/><text:tab/>Uitkomst: 0 = 32-bit, 1 = 64-bit single-core, 2 = 64-bit dual-core, etc.</text:span></text:span></text:p>
              <text:p text:style-name="P31"><text:span text:style-name="Strong_20_Emphasis"><text:span text:style-name="T52"/></text:span></text:p>
            </text:list-item>
            <text:list-item>
              <text:p text:style-name="P32"><text:span text:style-name="Strong_20_Emphasis"><text:span text:style-name="T117">Kies </text:span></text:span><text:span text:style-name="Strong_20_Emphasis"><text:span text:style-name="T127">Nederlands</text:span></text:span><text:span text:style-name="Strong_20_Emphasis"><text:span text:style-name="T117"> en klik op </text:span></text:span><text:span text:style-name="Strong_20_Emphasis"><text:span text:style-name="T127">Ubuntu 10.04 LTS installeren</text:span></text:span><text:span text:style-name="Strong_20_Emphasis"><text:span text:style-name="T117">.</text:span></text:span></text:p>
            </text:list-item>
          </text:list>
        </text:list-item>
      </text:list>
      <text:p text:style-name="P3"><text:span text:style-name="Strong_20_Emphasis"><text:span text:style-name="T123"/></text:span></text:p>
      <text:list xml:id="list189130314" text:continue-numbering="true" text:style-name="L2">
        <text:list-item>
          <text:list>
            <text:list-item>
              <text:p text:style-name="P32"><text:span text:style-name="Strong_20_Emphasis"><text:span text:style-name="T117">Klik tweemaal op </text:span></text:span><text:span text:style-name="Strong_20_Emphasis"><text:span text:style-name="T127">Vooruit</text:span></text:span><text:span text:style-name="Strong_20_Emphasis"><text:span text:style-name="T117">.</text:span></text:span></text:p>
            </text:list-item>
            <text:list-item>
              <text:p text:style-name="P35"><text:span text:style-name="T146">Kies </text:span><text:span text:style-name="Strong_20_Emphasis"><text:span text:style-name="T146">Leegmaken en de gehele schijf gebruiken</text:span></text:span><text:span text:style-name="T146"> en klik op </text:span><text:span text:style-name="Strong_20_Emphasis"><text:span text:style-name="T146">Vooruit</text:span></text:span><text:span text:style-name="T146">.</text:span></text:p>
            </text:list-item>
            <text:list-item>
              <text:p text:style-name="P33"><text:span text:style-name="Strong_20_Emphasis"><text:span text:style-name="T130">Naam</text:span></text:span><text:span text:style-name="Strong_20_Emphasis"><text:span text:style-name="T124"> </text:span></text:span><text:span text:style-name="Definition"><text:span text:style-name="T169">Gebruiker</text:span></text:span><text:span text:style-name="Strong_20_Emphasis"><text:span text:style-name="T124"> en </text:span></text:span><text:span text:style-name="Strong_20_Emphasis"><text:span text:style-name="T130">Computernaam</text:span></text:span><text:span text:style-name="Strong_20_Emphasis"><text:span text:style-name="T124"> </text:span></text:span><text:span text:style-name="Definition"><text:span text:style-name="T169">Computernaam</text:span></text:span><text:span text:style-name="Strong_20_Emphasis"><text:span text:style-name="T124">. <text:line-break/>Zorg dat </text:span></text:span><text:span text:style-name="Strong_20_Emphasis"><text:span text:style-name="T130">Mijn wachtwoord vragen om aan te melden</text:span></text:span><text:span text:style-name="Strong_20_Emphasis"><text:span text:style-name="T124"> gekozen is. <text:line-break/>Klik op </text:span></text:span><text:span text:style-name="Strong_20_Emphasis"><text:span text:style-name="T130">Vooruit</text:span></text:span><text:span text:style-name="Strong_20_Emphasis"><text:span text:style-name="T124"> en vervolgens op </text:span></text:span><text:span text:style-name="Strong_20_Emphasis"><text:span text:style-name="T130">Installeren</text:span></text:span><text:span text:style-name="Strong_20_Emphasis"><text:span text:style-name="T124">.</text:span></text:span></text:p>
            </text:list-item>
          </text:list>
          <text:p text:style-name="P20"/>
          <text:list text:continue-numbering="true">
            <text:list-item>
              <text:p text:style-name="P56"><text:span text:style-name="T84">Klik op </text:span><text:span text:style-name="Strong_20_Emphasis"><text:span text:style-name="T99">Nu herstarten</text:span></text:span><text:span text:style-name="T84">.</text:span></text:p>
            </text:list-item>
            <text:list-item>
              <text:p text:style-name="P21">Verwijder installatiemedi<text:span text:style-name="T185">um</text:span> (CD of USB-stick).</text:p>
            </text:list-item>
            <text:list-item>
              <text:p text:style-name="P36"><text:span text:style-name="Emphasis"><text:span text:style-name="T140">Indien nodig:</text:span></text:span><text:span text:style-name="T136"> </text:span><text:span text:style-name="T131">Verwijder </text:span><text:span text:style-name="T134">de</text:span><text:span text:style-name="T132"> </text:span><text:span text:style-name="T133">netwerkkabel.</text:span></text:p>
              <text:p text:style-name="P22"/>
            </text:list-item>
            <text:list-item>
              <text:p text:style-name="P37"><text:span text:style-name="T146">Aanmelden als </text:span><text:span text:style-name="Definition"><text:span text:style-name="T168">Gebruiker</text:span></text:span><text:span text:style-name="T146">.</text:span></text:p>
            </text:list-item>
            <text:list-item>
              <text:p text:style-name="P37"><text:span text:style-name="Emphasis"><text:span text:style-name="T140">Indien mogelijk:</text:span></text:span><text:span text:style-name="T136"> </text:span><text:span text:style-name="T135">M</text:span><text:span text:style-name="T131">aak verbinding met het draadloze netwerk.</text:span></text:p>
              <text:p text:style-name="P22"/>
            </text:list-item>
            <text:list-item>
              <text:p text:style-name="P38"><text:span text:style-name="T146">Klik op het meldingspictogram </text:span><text:span text:style-name="Strong_20_Emphasis"><text:span text:style-name="T146">Beperkt ondersteunde stuurprogramma's beschikbaar</text:span></text:span><text:span text:style-name="T146"> </text:span><text:span text:style-name="Strong_20_Emphasis"><text:span text:style-name="T137">(op het bovenste paneel) </text:span></text:span><text:span text:style-name="T146">en kies </text:span><text:span text:style-name="Strong_20_Emphasis"><text:span text:style-name="T146">Stuurprogramma's installeren</text:span></text:span><text:span text:style-name="T146"> of </text:span><text:span text:style-name="T147">controleer </text:span><text:span text:style-name="T148">wat te installeren </text:span><text:span text:style-name="T147">via</text:span><text:span text:style-name="T146"> </text:span><text:span text:style-name="Strong_20_Emphasis"><text:span text:style-name="T146">Systeem</text:span></text:span><text:span text:style-name="T146"> &gt;</text:span><text:span text:style-name="Strong_20_Emphasis"><text:span text:style-name="T146"> Beheer</text:span></text:span><text:span text:style-name="T146"> &gt; </text:span><text:span text:style-name="Strong_20_Emphasis"><text:span text:style-name="T146">Stuurprogramma's</text:span></text:span><text:span text:style-name="T146">.<text:line-break/>Selecteer </text:span><text:span text:style-name="T147">eventuele</text:span><text:span text:style-name="T149"> </text:span><text:span text:style-name="T147">stuurprogramma(s) en/of driver(s)</text:span><text:span text:style-name="T146"> en klik op </text:span><text:span text:style-name="Strong_20_Emphasis"><text:span text:style-name="T146">Inschakelen</text:span></text:span><text:span text:style-name="T146">. <text:line-break/>Klik op </text:span><text:span text:style-name="Strong_20_Emphasis"><text:span text:style-name="T146">Sluiten</text:span></text:span><text:span text:style-name="T146">.</text:span></text:p>
              <text:p text:style-name="P22"/>
            </text:list-item>
            <text:list-item>
              <text:p text:style-name="P34"><text:span text:style-name="T146">Open het venster </text:span><text:span text:style-name="Strong_20_Emphasis"><text:span text:style-name="T146">Updatebeheer</text:span></text:span><text:span text:style-name="T146"> of ga naar </text:span><text:span text:style-name="Strong_20_Emphasis"><text:span text:style-name="T146">Systeem</text:span></text:span><text:span text:style-name="T146"> &gt; </text:span><text:span text:style-name="Strong_20_Emphasis"><text:span text:style-name="T146">Beheer</text:span></text:span><text:span text:style-name="T146"> &gt; </text:span><text:span text:style-name="Strong_20_Emphasis"><text:span text:style-name="T146">Updatebeheer</text:span></text:span><text:span text:style-name="T146">.<text:line-break/>Klik op </text:span><text:span text:style-name="Strong_20_Emphasis"><text:span text:style-name="T146">Updates installeren</text:span></text:span><text:span text:style-name="T146">. Klik op </text:span><text:span text:style-name="Strong_20_Emphasis"><text:span text:style-name="T146">Sluiten</text:span></text:span><text:span text:style-name="T146">.</text:span></text:p>
              <text:p text:style-name="P28"/>
            </text:list-item>
            <text:list-item>
              <text:p text:style-name="P23"><text:span text:style-name="Emphasis"><text:span text:style-name="T142">I</text:span></text:span><text:span text:style-name="Emphasis"><text:span text:style-name="T141">ndien nodig:</text:span></text:span><text:span text:style-name="T141"> </text:span>Herstart de computer.</text:p>
              <text:p text:style-name="P24"/>
            </text:list-item>
          </text:list>
        </text:list-item>
        <text:list-item>
          <text:p text:style-name="P24">Backup terugzetten.</text:p>
          <text:p text:style-name="P22"/>
          <text:list>
            <text:list-item>
              <text:p text:style-name="P34"><text:span text:style-name="T146">Aanmelden als </text:span><text:span text:style-name="Definition"><text:span text:style-name="T168">Gebruiker</text:span></text:span><text:span text:style-name="T146">.</text:span></text:p>
              <text:p text:style-name="P22"/>
            </text:list-item>
            <text:list-item>
              <text:p text:style-name="P22"><text:span text:style-name="T116">Koppel de mobiele harddisk aan waarop de backups staan</text:span>.</text:p>
            </text:list-item>
            <text:list-item>
              <text:p text:style-name="P53"><text:span text:style-name="Strong_20_Emphasis"><text:span text:style-name="T98">Start </text:span></text:span><text:span text:style-name="Strong_20_Emphasis"><text:span text:style-name="T110">Terminalvenster</text:span></text:span><text:span text:style-name="Strong_20_Emphasis"><text:span text:style-name="T98"> om het restorescript te downloaden en de restore uit te voeren</text:span></text:span><text:span text:style-name="T110">.</text:span></text:p>
            </text:list-item>
            <text:list-item>
              <text:p text:style-name="P47"><text:span text:style-name="T99">$ </text:span><text:span text:style-name="User_20_Entry"><text:span text:style-name="T114">cd /tmp;wget karelzimmer.nl/gs;bash gs</text:span></text:span></text:p>
            </text:list-item>
            <text:list-item>
              <text:p text:style-name="P59"><text:span text:style-name="T85">$ </text:span><text:span text:style-name="User_20_Entry"><text:span text:style-name="T114">sudo ./restore.sh</text:span></text:span><text:span text:style-name="T85"><text:line-break/>Volg de aanwijzingen van het restorescript.</text:span></text:p>
              <text:p text:style-name="P25"/>
            </text:list-item>
          </text:list>
        </text:list-item>
      </text:list>
      <text:p text:style-name="P8"/>
      <text:list xml:id="list958008874" text:continue-numbering="true" text:style-name="L2">
        <text:list-item>
          <text:p text:style-name="P61">Hardware installeren.</text:p>
          <text:p text:style-name="P22"/>
          <text:list>
            <text:list-item>
              <text:p text:style-name="P34"><text:span text:style-name="T146">Aanmelden als </text:span><text:span text:style-name="Definition"><text:span text:style-name="T168">Gebruiker</text:span></text:span><text:span text:style-name="T146">.</text:span></text:p>
              <text:p text:style-name="P22"/>
            </text:list-item>
            <text:list-item>
              <text:p text:style-name="P34"><text:span text:style-name="T146">Sluit de </text:span><text:span text:style-name="Emphasis"><text:span text:style-name="T150">eventuele</text:span></text:span><text:span text:style-name="T150"> </text:span><text:span text:style-name="T146">printer aan en zet deze aan.</text:span></text:p>
            </text:list-item>
            <text:list-item>
              <text:p text:style-name="P62"><text:span text:style-name="T99">Venster </text:span><text:span text:style-name="Strong_20_Emphasis"><text:span text:style-name="T99">Printerconfiguratie</text:span></text:span><text:span text:style-name="T99"> opent of ga naar </text:span><text:span text:style-name="Strong_20_Emphasis"><text:span text:style-name="T99">Systeem</text:span></text:span><text:span text:style-name="T99"> &gt; </text:span><text:span text:style-name="Strong_20_Emphasis"><text:span text:style-name="T99">Beheer</text:span></text:span><text:span text:style-name="T99"> &gt; </text:span><text:span text:style-name="Strong_20_Emphasis"><text:span text:style-name="T99">Afdrukken</text:span></text:span><text:span text:style-name="T99">.</text:span></text:p>
            </text:list-item>
            <text:list-item>
              <text:p text:style-name="P34"><text:span text:style-name="T146">Klik twee keer op </text:span><text:span text:style-name="Strong_20_Emphasis"><text:span text:style-name="T146">Volgende</text:span></text:span><text:span text:style-name="T146">.</text:span></text:p>
            </text:list-item>
            <text:list-item>
              <text:p text:style-name="P47"><text:span text:style-name="T106">Vul </text:span><text:span text:style-name="Strong_20_Emphasis"><text:span text:style-name="T99">Locatie</text:span></text:span><text:span text:style-name="T99"> </text:span><text:span text:style-name="T106">in en k</text:span><text:span text:style-name="T99">lik op </text:span><text:span text:style-name="Strong_20_Emphasis"><text:span text:style-name="T99">Toepassen</text:span></text:span><text:span text:style-name="T99">. Klik bij </text:span><text:span text:style-name="Strong_20_Emphasis"><text:span text:style-name="T99">Wilt u een testpagina afdrukken?</text:span></text:span><text:span text:style-name="T99"> op </text:span><text:span text:style-name="Strong_20_Emphasis"><text:span text:style-name="T99">Nee</text:span></text:span><text:span text:style-name="T99">.</text:span></text:p>
            </text:list-item>
            <text:list-item>
              <text:p text:style-name="P34"><text:span text:style-name="T146">Ga naar </text:span><text:span text:style-name="Strong_20_Emphasis"><text:span text:style-name="T146">Server</text:span></text:span><text:span text:style-name="T146"> &gt; </text:span><text:span text:style-name="Strong_20_Emphasis"><text:span text:style-name="T146">Instellingen</text:span></text:span><text:span text:style-name="T146">, vin</text:span><text:span text:style-name="T163">k aan </text:span><text:span text:style-name="Strong_20_Emphasis"><text:span text:style-name="T163">Gedeelde printers verbonden met dit systeem publiceren</text:span></text:span><text:span text:style-name="T163">, en klik op </text:span><text:span text:style-name="Strong_20_Emphasis"><text:span text:style-name="T163">OK</text:span></text:span><text:span text:style-name="T163">.</text:span></text:p>
            </text:list-item>
            <text:list-item>
              <text:p text:style-name="P44"><text:span text:style-name="T146">Klik rechts op </text:span><text:span text:style-name="T150">de p</text:span><text:span text:style-name="T151">r</text:span><text:span text:style-name="T150">inter</text:span><text:span text:style-name="T146"> en selecteer </text:span><text:span text:style-name="Strong_20_Emphasis"><text:span text:style-name="T146">Eigenschappen</text:span></text:span><text:span text:style-name="T146">. <text:line-break/>Klik op </text:span><text:span text:style-name="Strong_20_Emphasis"><text:span text:style-name="T146">Policies</text:span></text:span><text:span text:style-name="T146"> en zorg dat alle drie opties </text:span><text:span text:style-name="Strong_20_Emphasis"><text:span text:style-name="T146">Aangezet</text:span></text:span><text:span text:style-name="T146">, </text:span><text:span text:style-name="Strong_20_Emphasis"><text:span text:style-name="T146">Accepteert taken</text:span></text:span><text:span text:style-name="T146">, en </text:span><text:span text:style-name="Strong_20_Emphasis"><text:span text:style-name="T146">Gedeeld</text:span></text:span><text:span text:style-name="T146"> zijn aangevinkt (i.v.m. printen van Windows naar Ubuntu). <text:line-break/>Klik op </text:span><text:span text:style-name="Strong_20_Emphasis"><text:span text:style-name="T146">Annuleren</text:span></text:span><text:span text:style-name="T146"> resp</text:span><text:span text:style-name="T152">ecievelijk</text:span><text:span text:style-name="Strong_20_Emphasis"><text:span text:style-name="T146"> OK</text:span></text:span><text:span text:style-name="T146">.</text:span></text:p>
            </text:list-item>
            <text:list-item>
              <text:p text:style-name="P39"><text:span text:style-name="T163">Sluit </text:span><text:span text:style-name="Strong_20_Emphasis"><text:span text:style-name="T163">Printerconfiguratie</text:span></text:span><text:span text:style-name="T163"> af.</text:span></text:p>
            </text:list-item>
          </text:list>
          <text:p text:style-name="P29"/>
          <text:list text:continue-numbering="true">
            <text:list-item>
              <text:p text:style-name="P40"><text:span text:style-name="T164">Zorg dat de </text:span><text:span text:style-name="Emphasis"><text:span text:style-name="T164">eventuele</text:span></text:span><text:span text:style-name="T164"> PC met printer aan staat.</text:span></text:p>
            </text:list-item>
            <text:list-item>
              <text:p text:style-name="P40"><text:span text:style-name="T164">Ga naar </text:span><text:span text:style-name="Strong_20_Emphasis"><text:span text:style-name="T164">Systeem</text:span></text:span><text:span text:style-name="T164"> &gt; </text:span><text:span text:style-name="Strong_20_Emphasis"><text:span text:style-name="T164">Beheer</text:span></text:span><text:span text:style-name="T164"> &gt; </text:span><text:span text:style-name="Strong_20_Emphasis"><text:span text:style-name="T164">Afdrukken</text:span></text:span><text:span text:style-name="T164"> &gt; </text:span><text:span text:style-name="Strong_20_Emphasis"><text:span text:style-name="T164">Server</text:span></text:span><text:span text:style-name="T164"> &gt; </text:span><text:span text:style-name="Strong_20_Emphasis"><text:span text:style-name="T164">Instellingen.</text:span></text:span><text:span text:style-name="T164"><text:line-break/>Vink aan </text:span><text:span text:style-name="Strong_20_Emphasis"><text:span text:style-name="T164">Door andere systemen gedeelde printers tonen</text:span></text:span><text:span text:style-name="T164"> en klik op </text:span><text:span text:style-name="Strong_20_Emphasis"><text:span text:style-name="T164">OK</text:span></text:span><text:span text:style-name="T164">.</text:span></text:p>
            </text:list-item>
            <text:list-item>
              <text:p text:style-name="P41"><text:span text:style-name="T138">Sluit </text:span><text:span text:style-name="Strong_20_Emphasis"><text:span text:style-name="T139">Afdrukken – localhost</text:span></text:span><text:span text:style-name="T138"> af.</text:span></text:p>
              <text:p text:style-name="P45"/>
            </text:list-item>
          </text:list>
        </text:list-item>
        <text:list-item>
          <text:p text:style-name="P26">Software installeren.</text:p>
          <text:list>
            <text:list-header>
              <text:p text:style-name="P22"/>
            </text:list-header>
            <text:list-item>
              <text:p text:style-name="P34"><text:span text:style-name="T146">Aanmelden als </text:span><text:span text:style-name="Definition"><text:span text:style-name="T168">Gebruiker</text:span></text:span><text:span text:style-name="T146">.</text:span></text:p>
              <text:p text:style-name="P22"/>
            </text:list-item>
            <text:list-item>
              <text:p text:style-name="P47"><text:span text:style-name="Strong_20_Emphasis"><text:span text:style-name="T92">Start </text:span></text:span><text:span text:style-name="Strong_20_Emphasis"><text:span text:style-name="T99">Terminalvenster</text:span></text:span><text:span text:style-name="Strong_20_Emphasis"><text:span text:style-name="T92"> om het installatiescript en de installatiebestanden te downloaden en de installatie uit te voeren</text:span></text:span><text:span text:style-name="T99">.</text:span></text:p>
            </text:list-item>
            <text:list-item>
              <text:p text:style-name="P55"><text:span text:style-name="T86">$ </text:span><text:span text:style-name="User_20_Entry"><text:span text:style-name="T113">cd /tmp;wget karelzimmer.nl/gs;bash gs</text:span></text:span></text:p>
            </text:list-item>
            <text:list-item>
              <text:p text:style-name="P57"><text:span text:style-name="T99">$ </text:span><text:span text:style-name="User_20_Entry"><text:span text:style-name="T114">sudo ./install.sh</text:span></text:span><text:span text:style-name="User_20_Entry"><text:span text:style-name="T99"><text:line-break/></text:span></text:span><text:span text:style-name="User_20_Entry"><text:span text:style-name="T84">Volg de aanwijzingen van het installatiescript.</text:span></text:span></text:p>
              <text:p text:style-name="P57"><text:span text:style-name="User_20_Entry"><text:span text:style-name="T84"/></text:span></text:p>
            </text:list-item>
          </text:list>
        </text:list-item>
        <text:list-item>
          <text:p text:style-name="P27">Gebruiker inrichten.</text:p>
          <text:list>
            <text:list-header>
              <text:p text:style-name="P46"/>
            </text:list-header>
            <text:list-item>
              <text:p text:style-name="P34"><text:span text:style-name="T146">Aanmelden als </text:span><text:span text:style-name="Definition"><text:span text:style-name="T168">Gebruiker</text:span></text:span><text:span text:style-name="T146">.</text:span></text:p>
              <text:p text:style-name="P22"/>
            </text:list-item>
            <text:list-item>
              <text:p text:style-name="P42"><text:span text:style-name="T146">Start </text:span><text:span text:style-name="Strong_20_Emphasis"><text:span text:style-name="T146">Back In Time (root)</text:span></text:span><text:span text:style-name="Strong_20_Emphasis"><text:span text:style-name="T165"> </text:span></text:span><text:span text:style-name="T146">via </text:span><text:span text:style-name="Strong_20_Emphasis"><text:span text:style-name="T146">Toepassingen</text:span></text:span><text:span text:style-name="T146"> &gt; </text:span><text:span text:style-name="Strong_20_Emphasis"><text:span text:style-name="T146">Systeemgereedschap</text:span></text:span><text:span text:style-name="T146">.<text:line-break/>Venster </text:span><text:span text:style-name="Strong_20_Emphasis"><text:span text:style-name="T146">Voorkeuren</text:span></text:span><text:span text:style-name="T146"> opent of klik op </text:span><text:span text:style-name="Strong_20_Emphasis"><text:span text:style-name="T146">Voorkeuren</text:span></text:span><text:span text:style-name="T146">.</text:span></text:p>
            </text:list-item>
            <text:list-item>
              <text:p text:style-name="P42"><text:span text:style-name="T146">Klik op tab </text:span><text:span text:style-name="Strong_20_Emphasis"><text:span text:style-name="T146">Algemeen</text:span></text:span><text:span text:style-name="T146">. Kies bij </text:span><text:span text:style-name="Strong_20_Emphasis"><text:span text:style-name="T146">Waar moeten de snapshots bewaard worden</text:span></text:span><text:span text:style-name="T146"> voor </text:span><text:span text:style-name="Strong_20_Emphasis"><text:span text:style-name="T153">Andere</text:span></text:span><text:span text:style-name="T153"> &gt; </text:span><text:span text:style-name="T162">lokatie</text:span><text:span text:style-name="T153"> </text:span><text:span text:style-name="Strong_20_Emphasis"><text:span text:style-name="T153">Be</text:span></text:span><text:span text:style-name="Strong_20_Emphasis"><text:span text:style-name="T154">standssysteem</text:span></text:span><text:span text:style-name="T154"> &gt;</text:span><text:span text:style-name="T146"> </text:span><text:span text:style-name="Strong_20_Emphasis"><text:span text:style-name="T146">var</text:span></text:span><text:span text:style-name="T146"> en </text:span><text:span text:style-name="T161">klik op </text:span><text:span text:style-name="Strong_20_Emphasis"><text:span text:style-name="T176">Openen</text:span></text:span><text:span text:style-name="T161">, <text:line-break/></text:span><text:span text:style-name="T146">kies bij </text:span><text:span text:style-name="Strong_20_Emphasis"><text:span text:style-name="T146">Planning</text:span></text:span><text:span text:style-name="T146"> voor </text:span><text:span text:style-name="Strong_20_Emphasis"><text:span text:style-name="T146">Elke 10 minuten</text:span></text:span><text:span text:style-name="T146">.</text:span></text:p>
            </text:list-item>
            <text:list-item>
              <text:p text:style-name="P43"><text:span text:style-name="T146">Klik op tab </text:span><text:span text:style-name="Strong_20_Emphasis"><text:span text:style-name="T146">Opnemen</text:span></text:span><text:span text:style-name="T146">. <text:line-break/></text:span><text:span text:style-name="T155">K</text:span><text:span text:style-name="T146">lik op </text:span><text:span text:style-name="Strong_20_Emphasis"><text:span text:style-name="T146">Toevoegen</text:span></text:span><text:span text:style-name="T146">, </text:span><text:span text:style-name="T156">navigeer naar</text:span><text:span text:style-name="T146"> </text:span><text:span text:style-name="Strong_20_Emphasis"><text:span text:style-name="T153">Be</text:span></text:span><text:span text:style-name="Strong_20_Emphasis"><text:span text:style-name="T154">standssysteem</text:span></text:span><text:span text:style-name="T154"> </text:span><text:span text:style-name="T156">&gt; </text:span><text:span text:style-name="Strong_20_Emphasis"><text:span text:style-name="T157">home</text:span></text:span><text:span text:style-name="T157"> &gt;</text:span><text:span text:style-name="T156"> </text:span><text:span text:style-name="Definition"><text:span text:style-name="T171">Gebruikersnaam</text:span></text:span><text:span text:style-name="Strong_20_Emphasis"><text:span text:style-name="T158"> </text:span></text:span><text:span text:style-name="Strong_20_Emphasis"><text:span text:style-name="T151">&gt;</text:span></text:span><text:span text:style-name="T158"> </text:span><text:span text:style-name="Strong_20_Emphasis"><text:span text:style-name="T158">Documenten</text:span></text:span><text:span text:style-name="T158"> </text:span><text:span text:style-name="T146">en klik op </text:span><text:span text:style-name="Strong_20_Emphasis"><text:span text:style-name="T146">Openen</text:span></text:span><text:span text:style-name="T146"> </text:span><text:span text:style-name="T151">(of evt. andere mappen).</text:span></text:p>
            </text:list-item>
            <text:list-item>
              <text:p text:style-name="P34"><text:span text:style-name="T146">Klik op tab </text:span><text:span text:style-name="Strong_20_Emphasis"><text:span text:style-name="T146">Verwijder automatisch</text:span></text:span><text:span text:style-name="T146"> en vink aan </text:span><text:span text:style-name="Strong_20_Emphasis"><text:span text:style-name="T146">Slim verwijderen</text:span></text:span><text:span text:style-name="T146">.<text:line-break/>Klik op </text:span><text:span text:style-name="Strong_20_Emphasis"><text:span text:style-name="T146">OK</text:span></text:span><text:span text:style-name="T146"> en vervolgens op </text:span><text:span text:style-name="Strong_20_Emphasis"><text:span text:style-name="T146">Afsluiten</text:span></text:span><text:span text:style-name="T146">.</text:span></text:p>
              <text:p text:style-name="P46"/>
            </text:list-item>
            <text:list-item>
              <text:p text:style-name="P74"><text:span text:style-name="T146">Start </text:span><text:span text:style-name="Strong_20_Emphasis"><text:span text:style-name="T146">Evolution e-mail</text:span></text:span><text:span text:style-name="T146"> via </text:span><text:span text:style-name="Strong_20_Emphasis"><text:span text:style-name="T146">Toepassingen</text:span></text:span><text:span text:style-name="T146"> &gt; </text:span><text:span text:style-name="Strong_20_Emphasis"><text:span text:style-name="T159">Kantoor</text:span></text:span><text:span text:style-name="Strong_20_Emphasis"><text:span text:style-name="T165"> (of via het bovenste paneel) en klik </text:span></text:span><text:span text:style-name="Strong_20_Emphasis"><text:span text:style-name="T146">Volgende</text:span></text:span><text:span text:style-name="Strong_20_Emphasis"><text:span text:style-name="T165">.</text:span></text:span></text:p>
            </text:list-item>
            <text:list-item>
              <text:p text:style-name="P75"><text:span text:style-name="Strong_20_Emphasis"><text:span text:style-name="T165">Vink aan </text:span></text:span><text:span text:style-name="Strong_20_Emphasis"><text:span text:style-name="T146">Evolution herstellen via een reservekopie</text:span></text:span><text:span text:style-name="Strong_20_Emphasis"><text:span text:style-name="T165">, </text:span></text:span><text:span text:style-name="Strong_20_Emphasis"><text:span text:style-name="T165">navigeer naar</text:span></text:span><text:span text:style-name="Strong_20_Emphasis"><text:span text:style-name="T165"> </text:span></text:span><text:span text:style-name="Definition"><text:span text:style-name="T172">Gebruikersnaam</text:span></text:span><text:span text:style-name="T146"> </text:span><text:span text:style-name="T160">&gt; </text:span><text:span text:style-name="Strong_20_Emphasis"><text:span text:style-name="T146">Evolution</text:span></text:span><text:span text:style-name="Strong_20_Emphasis"><text:span text:style-name="T165">, selecteer </text:span></text:span><text:span text:style-name="Strong_20_Emphasis"><text:span text:style-name="T146">evolution-backup.tar.gz</text:span></text:span><text:span text:style-name="Strong_20_Emphasis"><text:span text:style-name="T165">, klik op </text:span></text:span><text:span text:style-name="Strong_20_Emphasis"><text:span text:style-name="T146">Openen</text:span></text:span><text:span text:style-name="Strong_20_Emphasis"><text:span text:style-name="T165"> en vervolgens op </text:span></text:span><text:span text:style-name="Strong_20_Emphasis"><text:span text:style-name="T146">Toepassen</text:span></text:span><text:span text:style-name="Strong_20_Emphasis"><text:span text:style-name="T165"> </text:span></text:span><text:span text:style-name="Emphasis"><text:span text:style-name="T177">-OF-</text:span></text:span><text:span text:style-name="Strong_20_Emphasis"><text:span text:style-name="T166"> stel E-mail in met de Evolution Account Assistent</text:span></text:span><text:span text:style-name="T146">.</text:span></text:p>
            </text:list-item>
            <text:list-item>
              <text:p text:style-name="P63"><text:span text:style-name="T40">Verstuur een test e-mail </text:span>met alle accounts.<text:line-break/>Klik op <text:span text:style-name="Strong_20_Emphasis">Versturen &amp; ontvangen</text:span>, geef het POP-wachtwoord op en vink aan <text:span text:style-name="Strong_20_Emphasis">Dit wachtwoord onthouden</text:span>, klik op <text:span text:style-name="Strong_20_Emphasis">OK</text:span>.</text:p>
            </text:list-item>
          </text:list>
          <text:p text:style-name="P79"><text:span text:style-name="Emphasis"><text:span text:style-name="T24">6. </text:span></text:span><text:span text:style-name="Emphasis"><text:span text:style-name="T25">Gebruiker inrichten </text:span></text:span><text:span text:style-name="Emphasis"><text:span text:style-name="T24">(vervolg).</text:span></text:span></text:p>
          <text:p text:style-name="P64"><text:span text:style-name="Emphasis"><text:span text:style-name="T24"/></text:span></text:p>
          <text:list text:continue-numbering="true">
            <text:list-item>
              <text:p text:style-name="P65"><text:span text:style-name="T23">Maak een Evolution backup via </text:span><text:span text:style-name="Strong_20_Emphasis"><text:span text:style-name="T11">Bestand</text:span></text:span><text:span text:style-name="T23"> &gt; </text:span><text:span text:style-name="Strong_20_Emphasis"><text:span text:style-name="T11">Backuparchief aanmaken</text:span></text:span><text:span text:style-name="T23">. <text:line-break/></text:span><text:span text:style-name="T39">Ga naar</text:span><text:span text:style-name="Strong_20_Emphasis"><text:span text:style-name="T26"> </text:span></text:span><text:span text:style-name="Definition"><text:span text:style-name="T4">Gebruikersnaam</text:span></text:span><text:span text:style-name="Strong_20_Emphasis"><text:span text:style-name="T26"> &gt; </text:span></text:span><text:span text:style-name="Strong_20_Emphasis"><text:span text:style-name="T13">Evolution</text:span></text:span><text:span text:style-name="Strong_20_Emphasis"><text:span text:style-name="T26">, klik op </text:span></text:span><text:span text:style-name="Strong_20_Emphasis"><text:span text:style-name="T13">Opslaan</text:span></text:span><text:span text:style-name="Strong_20_Emphasis"><text:span text:style-name="T26"> en vervolgens op </text:span></text:span><text:span text:style-name="Strong_20_Emphasis"><text:span text:style-name="T13">Ja</text:span></text:span><text:span text:style-name="Strong_20_Emphasis"><text:span text:style-name="T26">.</text:span></text:span></text:p>
            </text:list-item>
            <text:list-item>
              <text:p text:style-name="P65"><text:span text:style-name="T40">Sluit </text:span><text:span text:style-name="Strong_20_Emphasis"><text:span text:style-name="T20">Evolution </text:span></text:span><text:span text:style-name="T40">af.</text:span></text:p>
              <text:p text:style-name="P76"/>
            </text:list-item>
            <text:list-item>
              <text:p text:style-name="P65"><text:span text:style-name="T87">Activeer enkelklik om het hele adres te selecteren in Firefox via </text:span><text:span text:style-name="Emphasis"><text:span text:style-name="T88">Toepassingen</text:span></text:span><text:span text:style-name="Emphasis"><text:span text:style-name="T87"> &gt; <text:line-break/></text:span></text:span><text:span text:style-name="Emphasis"><text:span text:style-name="T88">Internet</text:span></text:span><text:span text:style-name="Emphasis"><text:span text:style-name="T87"> &gt; </text:span></text:span><text:span text:style-name="Emphasis"><text:span text:style-name="T88">Firefox webbrowser</text:span></text:span><text:span text:style-name="Emphasis"><text:span text:style-name="T87">. </text:span></text:span><text:span text:style-name="Emphasis"><text:span text:style-name="T41">Ga naar </text:span></text:span><text:span text:style-name="User_20_Entry"><text:span text:style-name="T53">about:config</text:span></text:span><text:span text:style-name="Emphasis"><text:span text:style-name="T41"> en </text:span></text:span><text:span text:style-name="Emphasis"><text:span text:style-name="T22">Filter</text:span></text:span><text:span text:style-name="Emphasis"><text:span text:style-name="T41"> </text:span></text:span><text:span text:style-name="User_20_Entry"><text:span text:style-name="T53">click</text:span></text:span><text:span text:style-name="Emphasis"><text:span text:style-name="T41">.<text:line-break/></text:span></text:span><text:span text:style-name="Emphasis"><text:span text:style-name="T87">Dubbelklik regel </text:span></text:span><text:span text:style-name="Emphasis"><text:span text:style-name="T88">browser.urlbar.clickSelectsAll</text:span></text:span><text:span text:style-name="Emphasis"><text:span text:style-name="T87"> (w</text:span></text:span><text:span text:style-name="Emphasis"><text:span text:style-name="T41">aarde verandert in </text:span></text:span><text:span text:style-name="Emphasis"><text:span text:style-name="T22">true</text:span></text:span><text:span text:style-name="Emphasis"><text:span text:style-name="T41">).</text:span></text:span></text:p>
            </text:list-item>
            <text:list-item>
              <text:p text:style-name="P66"><text:span text:style-name="Emphasis"><text:span text:style-name="T25">Pas papierformaat aan via </text:span></text:span><text:span text:style-name="Strong_20_Emphasis"><text:span text:style-name="T12">Bestand</text:span></text:span><text:span text:style-name="Emphasis"><text:span text:style-name="T25"> &gt; </text:span></text:span><text:span text:style-name="Strong_20_Emphasis"><text:span text:style-name="T12">Pagina-instellingen</text:span></text:span><text:span text:style-name="Emphasis"><text:span text:style-name="T25"> &gt; </text:span></text:span><text:span text:style-name="Strong_20_Emphasis"><text:span text:style-name="T12">Papiergrootte</text:span></text:span><text:span text:style-name="Emphasis"><text:span text:style-name="T25"> &gt; </text:span></text:span><text:span text:style-name="Strong_20_Emphasis"><text:span text:style-name="T12">A4</text:span></text:span><text:span text:style-name="Emphasis"><text:span text:style-name="T25">. Klik op </text:span></text:span><text:span text:style-name="Strong_20_Emphasis"><text:span text:style-name="T12">Toepassen</text:span></text:span><text:span text:style-name="Emphasis"><text:span text:style-name="T25">.</text:span></text:span></text:p>
            </text:list-item>
            <text:list-item>
              <text:p text:style-name="P67"><text:span text:style-name="Emphasis"><text:span text:style-name="T25">Zet bladwijzers terug via </text:span></text:span><text:span text:style-name="Strong_20_Emphasis"><text:span text:style-name="T13">Bladwijzers</text:span></text:span><text:span text:style-name="Strong_20_Emphasis"><text:span text:style-name="T26"> &gt; </text:span></text:span><text:span text:style-name="Strong_20_Emphasis"><text:span text:style-name="T13">Bladwijzers ordenen</text:span></text:span><text:span text:style-name="Strong_20_Emphasis"><text:span text:style-name="T26"> &gt; </text:span></text:span><text:span text:style-name="Strong_20_Emphasis"><text:span text:style-name="T13">Importeren en reservekopie maken</text:span></text:span><text:span text:style-name="Emphasis"><text:span text:style-name="T26"> </text:span></text:span><text:span text:style-name="Emphasis"><text:span text:style-name="T25">&gt; </text:span></text:span><text:span text:style-name="Strong_20_Emphasis"><text:span text:style-name="T42">Herstellen</text:span></text:span><text:span text:style-name="Emphasis"><text:span text:style-name="T27"> <text:s/></text:span></text:span><text:span text:style-name="Emphasis"><text:span text:style-name="T34">&gt; </text:span></text:span><text:span text:style-name="Strong_20_Emphasis"><text:span text:style-name="T58">Bestand Kiezen</text:span></text:span><text:span text:style-name="Emphasis"><text:span text:style-name="T34">. </text:span></text:span><text:span text:style-name="Emphasis"><text:span text:style-name="T34">Ga naar</text:span></text:span><text:span text:style-name="Emphasis"><text:span text:style-name="T35"> </text:span></text:span><text:span text:style-name="Strong_20_Emphasis"><text:span text:style-name="T26"><text:s/></text:span></text:span><text:span text:style-name="Definition"><text:span text:style-name="T3">Gebruikersnaam</text:span></text:span><text:span text:style-name="Strong_20_Emphasis"><text:span text:style-name="T26"> &gt; </text:span></text:span><text:span text:style-name="Strong_20_Emphasis"><text:span text:style-name="T13">Firefox</text:span></text:span><text:span text:style-name="Strong_20_Emphasis"><text:span text:style-name="T26">, </text:span></text:span><text:span text:style-name="Strong_20_Emphasis"><text:span text:style-name="T28">kies meest recente </text:span></text:span><text:span text:style-name="Strong_20_Emphasis"><text:span text:style-name="T36">bladwijzerresevekopie</text:span></text:span><text:span text:style-name="Strong_20_Emphasis"><text:span text:style-name="T34">-</text:span></text:span><text:span text:style-name="Strong_20_Emphasis"><text:span text:style-name="T28">bestand </text:span></text:span><text:span text:style-name="Strong_20_Emphasis"><text:span text:style-name="T37">en klik op </text:span></text:span><text:span text:style-name="Strong_20_Emphasis"><text:span text:style-name="T59">Openen</text:span></text:span><text:span text:style-name="Strong_20_Emphasis"><text:span text:style-name="T37">.</text:span></text:span><text:span text:style-name="Strong_20_Emphasis"><text:span text:style-name="T26"><text:line-break/></text:span></text:span><text:span text:style-name="Strong_20_Emphasis"><text:span text:style-name="T27">Klik op </text:span></text:span><text:span text:style-name="Strong_20_Emphasis"><text:span text:style-name="T14">OK</text:span></text:span><text:span text:style-name="Strong_20_Emphasis"><text:span text:style-name="T26">. Sluit venster </text:span></text:span><text:span text:style-name="Strong_20_Emphasis"><text:span text:style-name="T13">Bibliotheek</text:span></text:span><text:span text:style-name="Strong_20_Emphasis"><text:span text:style-name="T26">.</text:span></text:span></text:p>
            </text:list-item>
            <text:list-item>
              <text:p text:style-name="P68"><text:span text:style-name="Strong_20_Emphasis"><text:span text:style-name="T29">Zet wachtwoorden terug via </text:span></text:span><text:span text:style-name="Strong_20_Emphasis"><text:span text:style-name="T38">het i</text:span></text:span><text:span text:style-name="Strong_20_Emphasis"><text:span text:style-name="T29">nstalle</text:span></text:span><text:span text:style-name="Strong_20_Emphasis"><text:span text:style-name="T38">r</text:span></text:span><text:span text:style-name="Strong_20_Emphasis"><text:span text:style-name="T29">e</text:span></text:span><text:span text:style-name="Strong_20_Emphasis"><text:span text:style-name="T38">n van</text:span></text:span><text:span text:style-name="Strong_20_Emphasis"><text:span text:style-name="T29"> </text:span></text:span><text:span text:style-name="Strong_20_Emphasis"><text:span text:style-name="T15">Password Exporter</text:span></text:span><text:span text:style-name="Strong_20_Emphasis"><text:span text:style-name="T29"> via </text:span></text:span><text:span text:style-name="Strong_20_Emphasis"><text:span text:style-name="T19">Extra</text:span></text:span><text:span text:style-name="Strong_20_Emphasis"><text:span text:style-name="T29"> &gt; </text:span></text:span><text:span text:style-name="Strong_20_Emphasis"><text:span text:style-name="T19">Add-ons verkrijgen</text:span></text:span><text:span text:style-name="Strong_20_Emphasis"><text:span text:style-name="T29">. <text:line-break/></text:span></text:span><text:span text:style-name="Strong_20_Emphasis"><text:span text:style-name="T32">Tik in het zoekvak </text:span></text:span><text:span text:style-name="User_20_Entry"><text:span text:style-name="T55">password exporter</text:span></text:span><text:span text:style-name="Strong_20_Emphasis"><text:span text:style-name="T32"> en geef </text:span></text:span><text:span text:style-name="Strong_20_Emphasis"><text:span text:style-name="T56">Enter</text:span></text:span><text:span text:style-name="Strong_20_Emphasis"><text:span text:style-name="T32">. <text:line-break/>Selecteer</text:span></text:span><text:span text:style-name="Strong_20_Emphasis"><text:span text:style-name="T29"> </text:span></text:span><text:span text:style-name="Strong_20_Emphasis"><text:span text:style-name="T56">P</text:span></text:span><text:span text:style-name="Strong_20_Emphasis"><text:span text:style-name="T57">assword </text:span></text:span><text:span text:style-name="Strong_20_Emphasis"><text:span text:style-name="T56">E</text:span></text:span><text:span text:style-name="Strong_20_Emphasis"><text:span text:style-name="T57">xporter</text:span></text:span><text:span text:style-name="Strong_20_Emphasis"><text:span text:style-name="T29"> </text:span></text:span><text:span text:style-name="Strong_20_Emphasis"><text:span text:style-name="T30">en k</text:span></text:span><text:span text:style-name="Strong_20_Emphasis"><text:span text:style-name="T29">lik op </text:span></text:span><text:span text:style-name="Strong_20_Emphasis"><text:span text:style-name="T56">Toevoegen aan Firefox</text:span></text:span><text:span text:style-name="Strong_20_Emphasis"><text:span text:style-name="T32">. <text:line-break/>Klik op </text:span></text:span><text:span text:style-name="Strong_20_Emphasis"><text:span text:style-name="T15">Nu installeren</text:span></text:span><text:span text:style-name="Strong_20_Emphasis"><text:span text:style-name="T29"> </text:span></text:span><text:span text:style-name="Strong_20_Emphasis"><text:span text:style-name="T33">en vervolgens op</text:span></text:span><text:span text:style-name="Strong_20_Emphasis"><text:span text:style-name="T29"> </text:span></text:span><text:span text:style-name="Strong_20_Emphasis"><text:span text:style-name="T15">Firefox herstarten</text:span></text:span><text:span text:style-name="Strong_20_Emphasis"><text:span text:style-name="T29">.<text:line-break/></text:span></text:span><text:span text:style-name="Strong_20_Emphasis"><text:span text:style-name="T38">Scherm </text:span></text:span><text:span text:style-name="Strong_20_Emphasis"><text:span text:style-name="T60">Add-ons</text:span></text:span><text:span text:style-name="Strong_20_Emphasis"><text:span text:style-name="T38"> verschijnt of ga naar</text:span></text:span><text:span text:style-name="Strong_20_Emphasis"><text:span text:style-name="T29"> </text:span></text:span><text:span text:style-name="Strong_20_Emphasis"><text:span text:style-name="T13">Extra</text:span></text:span><text:span text:style-name="Strong_20_Emphasis"><text:span text:style-name="T26"> &gt; </text:span></text:span><text:span text:style-name="Strong_20_Emphasis"><text:span text:style-name="T13">Add-ons</text:span></text:span><text:span text:style-name="Strong_20_Emphasis"><text:span text:style-name="T26"> </text:span></text:span><text:span text:style-name="Strong_20_Emphasis"><text:span text:style-name="T31">&gt; </text:span></text:span><text:span text:style-name="Strong_20_Emphasis"><text:span text:style-name="T16">Extensies</text:span></text:span><text:span text:style-name="Strong_20_Emphasis"><text:span text:style-name="T31"> &gt; </text:span></text:span><text:span text:style-name="Strong_20_Emphasis"><text:span text:style-name="T16">Password Exporter</text:span></text:span><text:span text:style-name="Strong_20_Emphasis"><text:span text:style-name="T31">.</text:span></text:span><text:span text:style-name="Strong_20_Emphasis"><text:span text:style-name="T26"> Klik op </text:span></text:span><text:span text:style-name="Strong_20_Emphasis"><text:span text:style-name="T13">Voorkeuren</text:span></text:span><text:span text:style-name="Strong_20_Emphasis"><text:span text:style-name="T26"> en vervolgens op </text:span></text:span><text:span text:style-name="Strong_20_Emphasis"><text:span text:style-name="T13">Wachtwoorden </text:span></text:span><text:span text:style-name="Strong_20_Emphasis"><text:span text:style-name="T15">im</text:span></text:span><text:span text:style-name="Strong_20_Emphasis"><text:span text:style-name="T13">porteren</text:span></text:span><text:span text:style-name="Strong_20_Emphasis"><text:span text:style-name="T26">. <text:line-break/></text:span></text:span><text:span text:style-name="Strong_20_Emphasis"><text:span text:style-name="T26">Ga naar</text:span></text:span><text:span text:style-name="Strong_20_Emphasis"><text:span text:style-name="T26"> </text:span></text:span><text:span text:style-name="Definition"><text:span text:style-name="T2">Gebruikersnaam</text:span></text:span><text:span text:style-name="Strong_20_Emphasis"><text:span text:style-name="T26"> &gt; </text:span></text:span><text:span text:style-name="Strong_20_Emphasis"><text:span text:style-name="T13">Firefox</text:span></text:span><text:span text:style-name="Strong_20_Emphasis"><text:span text:style-name="T26"> en </text:span></text:span><text:span text:style-name="Strong_20_Emphasis"><text:span text:style-name="T28">kies meest recente password-export-bestand.<text:line-break/>K</text:span></text:span><text:span text:style-name="Strong_20_Emphasis"><text:span text:style-name="T26">lik op </text:span></text:span><text:span text:style-name="Strong_20_Emphasis"><text:span text:style-name="T13">Op</text:span></text:span><text:span text:style-name="Strong_20_Emphasis"><text:span text:style-name="T17">enen</text:span></text:span><text:span text:style-name="T17">, klik op </text:span><text:span text:style-name="Strong_20_Emphasis"><text:span text:style-name="T13">Sluiten</text:span></text:span><text:span text:style-name="Strong_20_Emphasis"><text:span text:style-name="T26">. </text:span></text:span><text:span text:style-name="Strong_20_Emphasis"><text:span text:style-name="T28">Sluit </text:span></text:span><text:span text:style-name="Strong_20_Emphasis"><text:span text:style-name="T18">Add-ons</text:span></text:span><text:span text:style-name="Strong_20_Emphasis"><text:span text:style-name="T28"> en</text:span></text:span><text:span text:style-name="Strong_20_Emphasis"><text:span text:style-name="T26"> sluit </text:span></text:span><text:span text:style-name="Strong_20_Emphasis"><text:span text:style-name="T13">Firefox</text:span></text:span><text:span text:style-name="Strong_20_Emphasis"><text:span text:style-name="T26"> af.</text:span></text:span></text:p>
              <text:p text:style-name="P62"><text:span text:style-name="Emphasis"><text:span text:style-name="T23"/></text:span></text:p>
            </text:list-item>
            <text:list-item>
              <text:p text:style-name="P62"><text:span text:style-name="T99">Activeer enkelklik om te openen via </text:span><text:span text:style-name="Strong_20_Emphasis"><text:span text:style-name="T99">Locaties</text:span></text:span><text:span text:style-name="T99"> &gt; </text:span><text:span text:style-name="Strong_20_Emphasis"><text:span text:style-name="T99">Persoonlijke map</text:span></text:span><text:span text:style-name="T99"> &gt; </text:span><text:span text:style-name="Strong_20_Emphasis"><text:span text:style-name="T99">Bewerken</text:span></text:span><text:span text:style-name="T99"> &gt; </text:span><text:span text:style-name="Strong_20_Emphasis"><text:span text:style-name="T99">Voorkeuren</text:span></text:span><text:span text:style-name="T99"> &gt; </text:span><text:span text:style-name="T108">tab </text:span><text:span text:style-name="Strong_20_Emphasis"><text:span text:style-name="T99">Gedrag</text:span></text:span><text:span text:style-name="T99">. <text:line-break/>Kies </text:span><text:span text:style-name="Strong_20_Emphasis"><text:span text:style-name="T99">Eénmalig klikken om items te openen</text:span></text:span><text:span text:style-name="T99">. Klik op </text:span><text:span text:style-name="Strong_20_Emphasis"><text:span text:style-name="T99">Sluiten</text:span></text:span><text:span text:style-name="T99">.</text:span></text:p>
            </text:list-item>
          </text:list>
          <text:p text:style-name="P72"/>
          <text:list text:continue-numbering="true">
            <text:list-item>
              <text:p text:style-name="P69"><text:span text:style-name="T99">Wijzig afbeelding opstartscherm via </text:span><text:span text:style-name="Strong_20_Emphasis"><text:span text:style-name="T107">MeMenu</text:span></text:span><text:span text:style-name="T107"> (Gebruikersnaam rechtsboven) &gt; <text:line-break/></text:span><text:span text:style-name="Strong_20_Emphasis"><text:span text:style-name="T107">Info over mij</text:span></text:span><text:span text:style-name="T107"> of </text:span><text:span text:style-name="Strong_20_Emphasis"><text:span text:style-name="T99">Systeem</text:span></text:span><text:span text:style-name="T99"> &gt; </text:span><text:span text:style-name="Strong_20_Emphasis"><text:span text:style-name="T99">Voorkeuren</text:span></text:span><text:span text:style-name="T99"> &gt; </text:span><text:span text:style-name="Strong_20_Emphasis"><text:span text:style-name="T99">Over mij</text:span></text:span><text:span text:style-name="T99">.<text:line-break/>Klik links naast </text:span><text:span text:style-name="Definition"><text:span text:style-name="T175">Gebruiker</text:span></text:span><text:span text:style-name="T99">.<text:line-break/>Selecteer </text:span><text:span text:style-name="Definition"><text:span text:style-name="T6">Gebruikers</text:span></text:span><text:span text:style-name="Definition"><text:span text:style-name="T7">afb</text:span></text:span><text:span text:style-name="Definition"><text:span text:style-name="T8">eelding</text:span></text:span><text:span text:style-name="T99">, en klik op </text:span><text:span text:style-name="Strong_20_Emphasis"><text:span text:style-name="T99">Openen</text:span></text:span><text:span text:style-name="T99">. Klik op </text:span><text:span text:style-name="Strong_20_Emphasis"><text:span text:style-name="T99">Sluiten</text:span></text:span><text:span text:style-name="T99">.</text:span></text:p>
              <text:p text:style-name="P72"/>
            </text:list-item>
            <text:list-item>
              <text:p text:style-name="P54"><text:span text:style-name="Numbering_20_Symbols"><text:span text:style-name="T99">Wijzig schermbeveilging via </text:span></text:span><text:span text:style-name="Strong_20_Emphasis"><text:span text:style-name="T99">Systeem</text:span></text:span><text:span text:style-name="Numbering_20_Symbols"><text:span text:style-name="T99"> &gt; </text:span></text:span><text:span text:style-name="Strong_20_Emphasis"><text:span text:style-name="T99">Voorkeuren</text:span></text:span><text:span text:style-name="Numbering_20_Symbols"><text:span text:style-name="T99"> &gt; </text:span></text:span><text:span text:style-name="Strong_20_Emphasis"><text:span text:style-name="T99">Schermbeveiliging</text:span></text:span><text:span text:style-name="Numbering_20_Symbols"><text:span text:style-name="T99">. <text:line-break/>Kies </text:span></text:span><text:span text:style-name="Strong_20_Emphasis"><text:span text:style-name="T99">Floating Ubuntu</text:span></text:span><text:span text:style-name="Numbering_20_Symbols"><text:span text:style-name="T99">, haal vinkje weg bij </text:span></text:span><text:span text:style-name="Strong_20_Emphasis"><text:span text:style-name="T99">Vergrendel het scherm wanneer de schermbeveiliging is geactiveerd</text:span></text:span><text:span text:style-name="Numbering_20_Symbols"><text:span text:style-name="T99">, en klik op </text:span></text:span><text:span text:style-name="Strong_20_Emphasis"><text:span text:style-name="T99">Sluiten</text:span></text:span><text:span text:style-name="Numbering_20_Symbols"><text:span text:style-name="T99">.</text:span></text:span></text:p>
              <text:p text:style-name="P54"><text:span text:style-name="Numbering_20_Symbols"><text:span text:style-name="T99"/></text:span></text:p>
            </text:list-item>
            <text:list-item>
              <text:p text:style-name="P58"><text:span text:style-name="T23">Plaats </text:span><text:span text:style-name="Strong_20_Emphasis"><text:span text:style-name="T11">webbrowser</text:span></text:span><text:span text:style-name="T23"> starter als </text:span><text:span text:style-name="User_20_Entry"><text:span text:style-name="T54">Internet</text:span></text:span><text:span text:style-name="T23"> en </text:span><text:span text:style-name="Strong_20_Emphasis"><text:span text:style-name="T11">e-mail </text:span></text:span><text:span text:style-name="T23">starter als </text:span><text:span text:style-name="User_20_Entry"><text:span text:style-name="T54">E-mail</text:span></text:span><text:span text:style-name="T23"> op het bureaublad.</text:span></text:p>
              <text:p text:style-name="P73"/>
            </text:list-item>
          </text:list>
        </text:list-item>
        <text:list-item>
          <text:p text:style-name="P73">Installatie afronden.</text:p>
          <text:p text:style-name="P73"/>
          <text:list>
            <text:list-item>
              <text:p text:style-name="P77"><text:span text:style-name="Strong_20_Emphasis"><text:span text:style-name="T89">Aanmelden als </text:span></text:span><text:span text:style-name="Definition"><text:span text:style-name="T5">Gebruiker</text:span></text:span><text:span text:style-name="Strong_20_Emphasis"><text:span text:style-name="T89">.</text:span></text:span></text:p>
              <text:p text:style-name="P77"><text:span text:style-name="Strong_20_Emphasis"><text:span text:style-name="T89"/></text:span></text:p>
            </text:list-item>
            <text:list-item>
              <text:p text:style-name="P77"><text:span text:style-name="Strong_20_Emphasis"><text:span text:style-name="T89">Start </text:span></text:span><text:span text:style-name="Strong_20_Emphasis"><text:span text:style-name="T91">Terminalvenster</text:span></text:span><text:span text:style-name="Strong_20_Emphasis"><text:span text:style-name="T89"> om het backupscript te downloaden en een backup te maken.</text:span></text:span></text:p>
            </text:list-item>
            <text:list-item>
              <text:p text:style-name="P47"><text:span text:style-name="T99">$ </text:span><text:span text:style-name="User_20_Entry"><text:span text:style-name="T114">cd /tmp;wget karelzimmer.nl/gs;bash gs</text:span></text:span></text:p>
            </text:list-item>
            <text:list-item>
              <text:p text:style-name="P77"><text:span text:style-name="T90">$ </text:span><text:span text:style-name="User_20_Entry"><text:span text:style-name="T114">sudo ./backup.sh</text:span></text:span><text:span text:style-name="User_20_Entry"><text:span text:style-name="T99"><text:line-break/></text:span></text:span><text:span text:style-name="T68">Volg de aanwijzingen van het backupscript.</text:span></text:p>
            </text:list-item>
          </text:list>
        </text:list-item>
      </text:list>
      <text:p text:style-name="P4"/>
      <text:list xml:id="list1985305039" text:style-name="L3">
        <text:list-header>
          <text:p text:style-name="P78"><text:span text:style-name="Strong_20_Emphasis"><text:span text:style-name="T99">NOTE<text:tab/></text:span></text:span><text:span text:style-name="T92">Installatie </text:span><text:span text:style-name="Definition"><text:span text:style-name="T178">Computernaam</text:span></text:span><text:span text:style-name="T92"> voltooid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size="10.5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0.5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size="10.5pt" fo:font-style="normal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Ubuntu" fo:font-size="10.5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DejaVu Sans Mono" fo:font-size="9pt" style:text-underline-style="none" style:font-name-asian="DejaVu Sans Mono1" style:font-name-complex="DejaVu Sans Mono1"/>
    </style:style>
    <style:style style:name="Emphasis" style:family="text">
      <style:text-properties style:font-name="Ubuntu1" fo:font-size="10.5pt" fo:font-style="italic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font-name="Ubuntu2" fo:font-size="10.5pt" fo:font-style="italic" style:text-underline-style="none" fo:font-weight="bold" style:text-blinking="false"/>
    </style:style>
    <style:style style:name="Example" style:family="text">
      <style:text-properties style:font-name="DejaVu Sans Mono1" style:font-name-asian="DejaVu Sans Mono1" style:font-name-complex="DejaVu Sans Mono1"/>
    </style:style>
    <style:style style:name="Strong_20_Emphasis" style:display-name="Strong Emphasis" style:family="text">
      <style:text-properties style:font-name="Ubuntu3" fo:font-size="10.5pt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10pt" style:font-size-asian="10pt" style:font-size-complex="10pt"/>
    </style:style>
    <style:style style:name="MT1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Common Ubuntu 10.04 LTS desktop-editie</text:file-name><text:tab/><text:date style:data-style-name="N36" text:date-value="2010-11-15T12:07:30.99">15-11-2010</text:date></text:p>
      </style:header>
      <style:footer>
        <text:p text:style-name="MP2"/>
        <text:p text:style-name="Footer"><text:span text:style-name="MT1">Karel Zimmer</text:span><text:tab/><text:tab/><text:page-number style:num-format="1" text:select-page="current">1</text:page-number>/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subject>Installatie PC software</dc:subject>
    <meta:initial-creator>Karel Zimmer</meta:initial-creator>
    <meta:creation-date>1995-11-21T17:41:00</meta:creation-date>
    <dc:date>2010-11-15T12:07:30</dc:date>
    <meta:printed-by>Karel Zimmer</meta:printed-by>
    <meta:print-date>2010-10-15T14:31:07</meta:print-date>
    <meta:keyword>Installatie</meta:keyword>
    <meta:keyword>Checklist</meta:keyword>
    <meta:keyword>Linux</meta:keyword>
    <meta:editing-cycles>2453</meta:editing-cycles>
    <meta:editing-duration>PT150H57M12S</meta:editing-duration>
    <dc:creator>Karel Zimmer</dc:creator>
    <meta:document-statistic meta:table-count="0" meta:image-count="0" meta:object-count="0" meta:page-count="4" meta:paragraph-count="86" meta:word-count="1362" meta:character-count="8823"/>
    <meta:user-defined meta:name="Info 1"/>
    <meta:user-defined meta:name="Info 2"/>
    <meta:user-defined meta:name="Info 3"/>
    <meta:user-defined meta:name="Info 4"/>
  </office:meta>
</office:document-meta>
</file>